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299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1.2161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0.7209in"/>
    </style:style>
    <style:style style:name="co7" style:family="table-column">
      <style:table-column-properties fo:break-before="auto" style:column-width="0.6453in"/>
    </style:style>
    <style:style style:name="co8" style:family="table-column">
      <style:table-column-properties fo:break-before="auto" style:column-width="0.699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7098in"/>
    </style:style>
    <style:style style:name="co11" style:family="table-column">
      <style:table-column-properties fo:break-before="auto" style:column-width="0.8173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page" style:column-width="0.8819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1.1189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">
      <style:table-cell-properties fo:border-bottom="0.0008in solid #000000" fo:background-color="#e6e6ff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">
      <style:table-cell-properties fo:background-color="#ffcc99"/>
      <style:text-properties fo:color="#000000" fo:font-size="12pt" style:font-size-asian="12pt" style:font-size-complex="12pt"/>
    </style:style>
    <style:style style:name="ce3" style:family="table-cell" style:parent-style-name="Default" style:data-style-name="N1">
      <style:table-cell-properties fo:background-color="transparent"/>
      <style:text-properties fo:color="#000000" fo:font-size="12pt" style:font-size-asian="12pt" style:font-size-complex="12pt"/>
    </style:style>
    <style:style style:name="ce4" style:family="table-cell" style:parent-style-name="Default" style:data-style-name="N2">
      <style:table-cell-properties fo:background-color="#ffcc99"/>
      <style:text-properties fo:color="#000000" fo:font-size="12pt" style:font-size-asian="12pt" style:font-size-complex="12pt"/>
    </style:style>
    <style:style style:name="ce5" style:family="table-cell" style:parent-style-name="Default" style:data-style-name="N2">
      <style:table-cell-properties fo:border-bottom="0.0008in solid #000000" fo:background-color="#e6e6ff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6">
      <style:table-cell-properties fo:background-color="transparent"/>
      <style:text-properties fo:color="#000000" fo:font-size="12pt" style:font-size-asian="12pt" style:font-size-complex="12pt"/>
    </style:style>
    <style:style style:name="ce7" style:family="table-cell" style:parent-style-name="Default" style:data-style-name="N2">
      <style:table-cell-properties fo:background-color="transparent"/>
      <style:text-properties fo:color="#000000"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e6e6ff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cffff"/>
      <style:text-properties fo:color="#000000" fo:font-size="12pt" style:font-size-asian="12pt" style:font-size-complex="12pt"/>
    </style:style>
    <style:style style:name="ce11" style:family="table-cell" style:parent-style-name="Default" style:data-style-name="N2">
      <style:text-properties fo:font-size="12pt" style:font-size-asian="12pt" style:font-size-complex="12pt"/>
    </style:style>
    <style:style style:name="ce12" style:family="table-cell" style:parent-style-name="Default" style:data-style-name="N116">
      <style:table-cell-properties fo:background-color="#ffffcc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fo:background-color="#ffffcc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cc99"/>
      <style:text-properties fo:color="#000000" fo:font-size="12pt" style:font-size-asian="12pt" style:font-size-complex="12pt"/>
    </style:style>
    <style:style style:name="ce15" style:family="table-cell" style:parent-style-name="Default">
      <style:table-cell-properties fo:background-color="#ffffcc"/>
      <style:text-properties fo:color="#000000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cc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117">
      <style:table-cell-properties fo:background-color="transparent"/>
      <style:text-properties fo:color="#000000" fo:font-size="12pt" style:font-size-asian="12pt" style:font-size-complex="12pt"/>
    </style:style>
    <style:style style:name="ce21" style:family="table-cell" style:parent-style-name="Default" style:data-style-name="N118">
      <style:table-cell-properties fo:background-color="transparent"/>
      <style:text-properties fo:color="#000000" fo:font-size="12pt" style:font-size-asian="12pt" style:font-size-complex="12pt"/>
    </style:style>
    <style:style style:name="ce22" style:family="table-cell" style:parent-style-name="Default" style:data-style-name="N11">
      <style:table-cell-properties fo:background-color="transparent"/>
      <style:text-properties fo:color="#000000" fo:font-size="12pt" style:font-size-asian="12pt" style:font-size-complex="12pt"/>
    </style:style>
    <style:style style:name="ce23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ffff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ccffff"/>
      <style:text-properties fo:font-size="12pt" style:font-size-asian="12pt" style:font-size-complex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#12.58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5" table:number-columns-repeated="2" table:default-cell-style-name="ce11"/>
        <table:table-column table:style-name="co6" table:default-cell-style-name="ce9"/>
        <table:table-column table:style-name="co7" table:default-cell-style-name="ce9"/>
        <table:table-column table:style-name="co8" table:number-columns-repeated="3" table:default-cell-style-name="ce9"/>
        <table:table-column table:style-name="co9" table:number-columns-repeated="1007" table:default-cell-style-name="ce9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(A)</text:p>
          </table:table-cell>
          <table:table-cell table:style-name="ce1" office:value-type="string">
            <text:p>Y(B)</text:p>
          </table:table-cell>
          <table:table-cell table:style-name="ce5" office:value-type="string">
            <text:p>Y(C)</text:p>
          </table:table-cell>
          <table:table-cell table:style-name="ce8"/>
          <table:table-cell table:style-name="ce8" office:value-type="string">
            <text:p>Statistic</text:p>
          </table:table-cell>
          <table:table-cell table:style-name="ce8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8"/>
          <table:table-cell table:style-name="ce8" office:value-type="string">
            <text:p>Pred. Y</text:p>
          </table:table-cell>
          <table:table-cell table:style-name="ce8" office:value-type="string">
            <text:p>Resid A</text:p>
          </table:table-cell>
          <table:table-cell table:style-name="ce8" office:value-type="string">
            <text:p>Resid B</text:p>
          </table:table-cell>
          <table:table-cell table:style-name="ce8" office:value-type="string">
            <text:p>Resid C</text:p>
          </table:table-cell>
          <table:table-cell table:style-name="ce8"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float" office:value="8.04">
            <text:p>8.04</text:p>
          </table:table-cell>
          <table:table-cell table:style-name="ce4" office:value-type="float" office:value="9.14">
            <text:p>9.14</text:p>
          </table:table-cell>
          <table:table-cell table:style-name="ce4" office:value-type="float" office:value="7.46">
            <text:p>7.46</text:p>
          </table:table-cell>
          <table:table-cell/>
          <table:table-cell office:value-type="string">
            <text:p>Intercept:</text:p>
          </table:table-cell>
          <table:table-cell table:style-name="ce10" table:formula="of:=INTERCEPT([.B2:.B12];[.$A2:.$A12])" office:value-type="float" office:value="3.00009090909091">
            <text:p>3</text:p>
          </table:table-cell>
          <table:table-cell table:style-name="ce10" table:formula="of:=INTERCEPT([.C2:.C12];[.$A2:.$A12])" office:value-type="float" office:value="3.00090909090909">
            <text:p>3</text:p>
          </table:table-cell>
          <table:table-cell table:style-name="ce10" table:formula="of:=INTERCEPT([.D2:.D12];[.$A2:.$A12])" office:value-type="float" office:value="3.00245454545455">
            <text:p>3</text:p>
          </table:table-cell>
          <table:table-cell/>
          <table:table-cell table:style-name="ce12" table:formula="of:=[.G$2]+[.G$3]*[.A2]" office:value-type="float" office:value="8.001">
            <text:p>8.0</text:p>
          </table:table-cell>
          <table:table-cell table:style-name="ce13" table:formula="of:=[.B2]-[.K2]" office:value-type="float" office:value="0.0389999999999961">
            <text:p>0.04</text:p>
          </table:table-cell>
          <table:table-cell table:style-name="ce13" table:formula="of:=[.C2]-[.K2]" office:value-type="float" office:value="1.139">
            <text:p>1.14</text:p>
          </table:table-cell>
          <table:table-cell table:style-name="ce13" table:formula="of:=[.D2]-[.K2]" office:value-type="float" office:value="-0.541000000000003">
            <text:p>-0.54</text:p>
          </table:table-cell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float" office:value="6.95">
            <text:p>6.95</text:p>
          </table:table-cell>
          <table:table-cell table:style-name="ce4" office:value-type="float" office:value="8.14">
            <text:p>8.14</text:p>
          </table:table-cell>
          <table:table-cell table:style-name="ce4" office:value-type="float" office:value="6.77">
            <text:p>6.77</text:p>
          </table:table-cell>
          <table:table-cell/>
          <table:table-cell office:value-type="string">
            <text:p>Slope:</text:p>
          </table:table-cell>
          <table:table-cell table:style-name="ce10" table:formula="of:=SLOPE([.B2:.B12];[.$A2:.$A12])" office:value-type="float" office:value="0.500090909090909">
            <text:p>0.5</text:p>
          </table:table-cell>
          <table:table-cell table:style-name="ce10" table:formula="of:=SLOPE([.C2:.C12];[.$A2:.$A12])" office:value-type="float" office:value="0.5">
            <text:p>0.5</text:p>
          </table:table-cell>
          <table:table-cell table:style-name="ce10" table:formula="of:=SLOPE([.D2:.D12];[.$A2:.$A12])" office:value-type="float" office:value="0.499727272727273">
            <text:p>0.5</text:p>
          </table:table-cell>
          <table:table-cell/>
          <table:table-cell table:style-name="ce12" table:formula="of:=[.G$2]+[.G$3]*[.A3]" office:value-type="float" office:value="7.00081818181818">
            <text:p>7.0</text:p>
          </table:table-cell>
          <table:table-cell table:style-name="ce13" table:formula="of:=[.B3]-[.K3]" office:value-type="float" office:value="-0.0508181818181841">
            <text:p>-0.05</text:p>
          </table:table-cell>
          <table:table-cell table:style-name="ce13" table:formula="of:=[.C3]-[.K3]" office:value-type="float" office:value="1.13918181818182">
            <text:p>1.14</text:p>
          </table:table-cell>
          <table:table-cell table:style-name="ce13" table:formula="of:=[.D3]-[.K3]" office:value-type="float" office:value="-0.230818181818185">
            <text:p>-0.23</text:p>
          </table:table-cell>
          <table:table-cell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float" office:value="7.58">
            <text:p>7.58</text:p>
          </table:table-cell>
          <table:table-cell table:style-name="ce4" office:value-type="float" office:value="8.74">
            <text:p>8.74</text:p>
          </table:table-cell>
          <table:table-cell table:style-name="ce4" office:value-type="float" office:value="12.74">
            <text:p>12.74</text:p>
          </table:table-cell>
          <table:table-cell/>
          <table:table-cell office:value-type="string">
            <text:p>Correlation:</text:p>
          </table:table-cell>
          <table:table-cell table:style-name="ce10" table:formula="of:=PEARSON([.$A2:.$A12];[.B2:.B12])" office:value-type="float" office:value="0.81642051634484">
            <text:p>0.82</text:p>
          </table:table-cell>
          <table:table-cell table:style-name="ce10" table:formula="of:=PEARSON([.$A2:.$A12];[.C2:.C12])" office:value-type="float" office:value="0.816236506000243">
            <text:p>0.82</text:p>
          </table:table-cell>
          <table:table-cell table:style-name="ce10" table:formula="of:=PEARSON([.$A2:.$A12];[.D2:.D12])" office:value-type="float" office:value="0.816286739489598">
            <text:p>0.82</text:p>
          </table:table-cell>
          <table:table-cell/>
          <table:table-cell table:style-name="ce12" table:formula="of:=[.G$2]+[.G$3]*[.A4]" office:value-type="float" office:value="9.50127272727273">
            <text:p>9.5</text:p>
          </table:table-cell>
          <table:table-cell table:style-name="ce13" table:formula="of:=[.B4]-[.K4]" office:value-type="float" office:value="-1.92127272727273">
            <text:p>-1.92</text:p>
          </table:table-cell>
          <table:table-cell table:style-name="ce13" table:formula="of:=[.C4]-[.K4]" office:value-type="float" office:value="-0.761272727272729">
            <text:p>-0.76</text:p>
          </table:table-cell>
          <table:table-cell table:style-name="ce13" table:formula="of:=[.D4]-[.K4]" office:value-type="float" office:value="3.23872727272727">
            <text:p>3.24</text:p>
          </table:table-cell>
          <table:table-cell table:number-columns-repeated="100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float" office:value="8.81">
            <text:p>8.81</text:p>
          </table:table-cell>
          <table:table-cell table:style-name="ce4" office:value-type="float" office:value="8.77">
            <text:p>8.77</text:p>
          </table:table-cell>
          <table:table-cell table:style-name="ce4" office:value-type="float" office:value="7.11">
            <text:p>7.11</text:p>
          </table:table-cell>
          <table:table-cell/>
          <table:table-cell office:value-type="string">
            <text:p>Residual SD:</text:p>
          </table:table-cell>
          <table:table-cell table:style-name="ce10" table:formula="of:=STEYX([.B2:.B12];[.$A2:.$A12])" office:value-type="float" office:value="1.23660332272632">
            <text:p>1.24</text:p>
          </table:table-cell>
          <table:table-cell table:style-name="ce10" table:formula="of:=STEYX([.C2:.C12];[.$A2:.$A12])" office:value-type="float" office:value="1.23721420534158">
            <text:p>1.24</text:p>
          </table:table-cell>
          <table:table-cell table:style-name="ce10" table:formula="of:=STEYX([.D2:.D12];[.$A2:.$A12])" office:value-type="float" office:value="1.23631135139">
            <text:p>1.24</text:p>
          </table:table-cell>
          <table:table-cell/>
          <table:table-cell table:style-name="ce12" table:formula="of:=[.G$2]+[.G$3]*[.A5]" office:value-type="float" office:value="7.50090909090909">
            <text:p>7.5</text:p>
          </table:table-cell>
          <table:table-cell table:style-name="ce13" table:formula="of:=[.B5]-[.K5]" office:value-type="float" office:value="1.30909090909091">
            <text:p>1.31</text:p>
          </table:table-cell>
          <table:table-cell table:style-name="ce13" table:formula="of:=[.C5]-[.K5]" office:value-type="float" office:value="1.26909090909091">
            <text:p>1.27</text:p>
          </table:table-cell>
          <table:table-cell table:style-name="ce13" table:formula="of:=[.D5]-[.K5]" office:value-type="float" office:value="-0.390909090909093">
            <text:p>-0.39</text:p>
          </table:table-cell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float" office:value="8.33">
            <text:p>8.33</text:p>
          </table:table-cell>
          <table:table-cell table:style-name="ce4" office:value-type="float" office:value="9.26">
            <text:p>9.26</text:p>
          </table:table-cell>
          <table:table-cell table:style-name="ce4" office:value-type="float" office:value="7.81">
            <text:p>7.81</text:p>
          </table:table-cell>
          <table:table-cell table:number-columns-repeated="3"/>
          <table:table-cell table:style-name="ce9" table:number-columns-repeated="2"/>
          <table:table-cell/>
          <table:table-cell table:style-name="ce12" table:formula="of:=[.G$2]+[.G$3]*[.A6]" office:value-type="float" office:value="8.50109090909091">
            <text:p>8.5</text:p>
          </table:table-cell>
          <table:table-cell table:style-name="ce13" table:formula="of:=[.B6]-[.K6]" office:value-type="float" office:value="-0.171090909090911">
            <text:p>-0.17</text:p>
          </table:table-cell>
          <table:table-cell table:style-name="ce13" table:formula="of:=[.C6]-[.K6]" office:value-type="float" office:value="0.758909090909089">
            <text:p>0.76</text:p>
          </table:table-cell>
          <table:table-cell table:style-name="ce13" table:formula="of:=[.D6]-[.K6]" office:value-type="float" office:value="-0.691090909090911">
            <text:p>-0.69</text:p>
          </table:table-cell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float" office:value="9.96">
            <text:p>9.96</text:p>
          </table:table-cell>
          <table:table-cell table:style-name="ce4" office:value-type="float" office:value="8.1">
            <text:p>8.10</text:p>
          </table:table-cell>
          <table:table-cell table:style-name="ce4" office:value-type="float" office:value="8.84">
            <text:p>8.84</text:p>
          </table:table-cell>
          <table:table-cell>
            <draw:frame table:end-cell-address="'#12.58'.J18" table:end-x="0.0921in" table:end-y="0.1224in" draw:z-index="0" draw:style-name="gr1" svg:width="3.7882in" svg:height="2.1374in" svg:x="0.1508in" svg:y="0.1921in">
              <draw:object draw:notify-on-update-of-ranges="'#12.58'.A1:'#12.58'.A1 '#12.58'.A2:'#12.58'.A12 '#12.58'.B1:'#12.58'.B1 '#12.58'.B2:'#12.58'.B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9" table:number-columns-repeated="2"/>
          <table:table-cell/>
          <table:table-cell table:style-name="ce12" table:formula="of:=[.G$2]+[.G$3]*[.A7]" office:value-type="float" office:value="10.0013636363636">
            <text:p>10.0</text:p>
          </table:table-cell>
          <table:table-cell table:style-name="ce13" table:formula="of:=[.B7]-[.K7]" office:value-type="float" office:value="-0.0413636363636378">
            <text:p>-0.04</text:p>
          </table:table-cell>
          <table:table-cell table:style-name="ce13" table:formula="of:=[.C7]-[.K7]" office:value-type="float" office:value="-1.90136363636364">
            <text:p>-1.90</text:p>
          </table:table-cell>
          <table:table-cell table:style-name="ce13" table:formula="of:=[.D7]-[.K7]" office:value-type="float" office:value="-1.16136363636364">
            <text:p>-1.16</text:p>
          </table:table-cell>
          <table:table-cell>
            <draw:frame table:end-cell-address="'#12.58'.R18" table:end-x="0.7091in" table:end-y="0.122in" draw:z-index="1" draw:style-name="gr1" svg:width="3.3287in" svg:height="2.1354in" svg:x="0.0472in" svg:y="0.1937in">
              <draw:object draw:notify-on-update-of-ranges="'#12.58'.K2:'#12.58'.K12 '#12.58'.L1:'#12.58'.L1 '#12.58'.L2:'#12.58'.L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float" office:value="7.24">
            <text:p>7.24</text:p>
          </table:table-cell>
          <table:table-cell table:style-name="ce4" office:value-type="float" office:value="6.13">
            <text:p>6.13</text:p>
          </table:table-cell>
          <table:table-cell table:style-name="ce4" office:value-type="float" office:value="6.08">
            <text:p>6.08</text:p>
          </table:table-cell>
          <table:table-cell table:number-columns-repeated="4"/>
          <table:table-cell table:style-name="ce9"/>
          <table:table-cell/>
          <table:table-cell table:style-name="ce12" table:formula="of:=[.G$2]+[.G$3]*[.A8]" office:value-type="float" office:value="6.00063636363637">
            <text:p>6.0</text:p>
          </table:table-cell>
          <table:table-cell table:style-name="ce13" table:formula="of:=[.B8]-[.K8]" office:value-type="float" office:value="1.23936363636363">
            <text:p>1.24</text:p>
          </table:table-cell>
          <table:table-cell table:style-name="ce13" table:formula="of:=[.C8]-[.K8]" office:value-type="float" office:value="0.129363636363634">
            <text:p>0.13</text:p>
          </table:table-cell>
          <table:table-cell table:style-name="ce13" table:formula="of:=[.D8]-[.K8]" office:value-type="float" office:value="0.0793636363636345">
            <text:p>0.08</text:p>
          </table:table-cell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float" office:value="4.26">
            <text:p>4.26</text:p>
          </table:table-cell>
          <table:table-cell table:style-name="ce4" office:value-type="float" office:value="3.1">
            <text:p>3.10</text:p>
          </table:table-cell>
          <table:table-cell table:style-name="ce4" office:value-type="float" office:value="5.39">
            <text:p>5.39</text:p>
          </table:table-cell>
          <table:table-cell table:number-columns-repeated="4"/>
          <table:table-cell table:style-name="ce9"/>
          <table:table-cell/>
          <table:table-cell table:style-name="ce12" table:formula="of:=[.G$2]+[.G$3]*[.A9]" office:value-type="float" office:value="5.00045454545455">
            <text:p>5.0</text:p>
          </table:table-cell>
          <table:table-cell table:style-name="ce13" table:formula="of:=[.B9]-[.K9]" office:value-type="float" office:value="-0.740454545454547">
            <text:p>-0.74</text:p>
          </table:table-cell>
          <table:table-cell table:style-name="ce13" table:formula="of:=[.C9]-[.K9]" office:value-type="float" office:value="-1.90045454545455">
            <text:p>-1.90</text:p>
          </table:table-cell>
          <table:table-cell table:style-name="ce13" table:formula="of:=[.D9]-[.K9]" office:value-type="float" office:value="0.389545454545453">
            <text:p>0.39</text:p>
          </table:table-cell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float" office:value="10.84">
            <text:p>10.84</text:p>
          </table:table-cell>
          <table:table-cell table:style-name="ce4" office:value-type="float" office:value="9.13">
            <text:p>9.13</text:p>
          </table:table-cell>
          <table:table-cell table:style-name="ce4" office:value-type="float" office:value="8.15">
            <text:p>8.15</text:p>
          </table:table-cell>
          <table:table-cell table:number-columns-repeated="4"/>
          <table:table-cell table:style-name="ce9"/>
          <table:table-cell/>
          <table:table-cell table:style-name="ce12" table:formula="of:=[.G$2]+[.G$3]*[.A10]" office:value-type="float" office:value="9.00118181818182">
            <text:p>9.0</text:p>
          </table:table-cell>
          <table:table-cell table:style-name="ce13" table:formula="of:=[.B10]-[.K10]" office:value-type="float" office:value="1.83881818181818">
            <text:p>1.84</text:p>
          </table:table-cell>
          <table:table-cell table:style-name="ce13" table:formula="of:=[.C10]-[.K10]" office:value-type="float" office:value="0.128818181818181">
            <text:p>0.13</text:p>
          </table:table-cell>
          <table:table-cell table:style-name="ce13" table:formula="of:=[.D10]-[.K10]" office:value-type="float" office:value="-0.85118181818182">
            <text:p>-0.85</text:p>
          </table:table-cell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float" office:value="4.82">
            <text:p>4.82</text:p>
          </table:table-cell>
          <table:table-cell table:style-name="ce4" office:value-type="float" office:value="7.26">
            <text:p>7.26</text:p>
          </table:table-cell>
          <table:table-cell table:style-name="ce4" office:value-type="float" office:value="6.42">
            <text:p>6.42</text:p>
          </table:table-cell>
          <table:table-cell table:number-columns-repeated="4"/>
          <table:table-cell table:style-name="ce9"/>
          <table:table-cell/>
          <table:table-cell table:style-name="ce12" table:formula="of:=[.G$2]+[.G$3]*[.A11]" office:value-type="float" office:value="6.50072727272728">
            <text:p>6.5</text:p>
          </table:table-cell>
          <table:table-cell table:style-name="ce13" table:formula="of:=[.B11]-[.K11]" office:value-type="float" office:value="-1.68072727272727">
            <text:p>-1.68</text:p>
          </table:table-cell>
          <table:table-cell table:style-name="ce13" table:formula="of:=[.C11]-[.K11]" office:value-type="float" office:value="0.759272727272725">
            <text:p>0.76</text:p>
          </table:table-cell>
          <table:table-cell table:style-name="ce13" table:formula="of:=[.D11]-[.K11]" office:value-type="float" office:value="-0.080727272727275">
            <text:p>-0.08</text:p>
          </table:table-cell>
          <table:table-cell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float" office:value="5.68">
            <text:p>5.68</text:p>
          </table:table-cell>
          <table:table-cell table:style-name="ce4" office:value-type="float" office:value="4.74">
            <text:p>4.74</text:p>
          </table:table-cell>
          <table:table-cell table:style-name="ce4" office:value-type="float" office:value="5.73">
            <text:p>5.73</text:p>
          </table:table-cell>
          <table:table-cell table:number-columns-repeated="4"/>
          <table:table-cell table:style-name="ce9"/>
          <table:table-cell/>
          <table:table-cell table:style-name="ce12" table:formula="of:=[.G$2]+[.G$3]*[.A12]" office:value-type="float" office:value="5.50054545454546">
            <text:p>5.5</text:p>
          </table:table-cell>
          <table:table-cell table:style-name="ce13" table:formula="of:=[.B12]-[.K12]" office:value-type="float" office:value="0.179454545454544">
            <text:p>0.18</text:p>
          </table:table-cell>
          <table:table-cell table:style-name="ce13" table:formula="of:=[.C12]-[.K12]" office:value-type="float" office:value="-0.760545454545456">
            <text:p>-0.76</text:p>
          </table:table-cell>
          <table:table-cell table:style-name="ce13" table:formula="of:=[.D12]-[.K12]" office:value-type="float" office:value="0.229454545454544">
            <text:p>0.23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table:style-name="ce9"/>
          <table:table-cell table:number-columns-repeated="1012"/>
        </table:table-row>
        <table:table-row table:style-name="ro1" table:number-rows-repeated="5">
          <table:table-cell table:number-columns-repeated="3"/>
          <table:table-cell table:style-name="ce6"/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>
            <draw:frame table:end-cell-address="'#12.58'.J29" table:end-x="0.0921in" table:end-y="0.1791in" draw:z-index="2" draw:style-name="gr1" svg:width="3.7882in" svg:height="2.1374in" svg:x="0.1508in" svg:y="0.048in">
              <draw:object draw:notify-on-update-of-ranges="'#12.58'.A1:'#12.58'.A1 '#12.58'.A2:'#12.58'.A12 '#12.58'.C1:'#12.58'.C1 '#12.58'.C2:'#12.58'.C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#12.58'.R29" table:end-x="0.7091in" table:end-y="0.135in" draw:z-index="4" draw:style-name="gr1" svg:width="3.3287in" svg:height="2.1354in" svg:x="0.0472in" svg:y="0.0059in">
              <draw:object draw:notify-on-update-of-ranges="'#12.58'.K1:'#12.58'.K1 '#12.58'.K2:'#12.58'.K12 '#12.58'.M1:'#12.58'.M1 '#12.58'.M2:'#12.58'.M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06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1017"/>
        </table:table-row>
        <table:table-row table:style-name="ro1" table:number-rows-repeated="6">
          <table:table-cell table:number-columns-repeated="1021"/>
        </table:table-row>
        <table:table-row table:style-name="ro1">
          <table:table-cell table:number-columns-repeated="4"/>
          <table:table-cell>
            <draw:frame table:end-cell-address="'#12.58'.J40" table:end-x="0.0921in" table:end-y="0.161in" draw:z-index="3" draw:style-name="gr1" svg:width="3.7882in" svg:height="2.1374in" svg:x="0.1508in" svg:y="0.0303in">
              <draw:object draw:notify-on-update-of-ranges="'#12.58'.A1:'#12.58'.A1 '#12.58'.A2:'#12.58'.A12 '#12.58'.D1:'#12.58'.D1 '#12.58'.D2:'#12.58'.D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  <table:table-cell>
            <draw:frame table:end-cell-address="'#12.58'.R40" table:end-x="0.7091in" table:end-y="0.1378in" draw:z-index="5" draw:style-name="gr1" svg:width="3.3287in" svg:height="2.1354in" svg:x="0.0472in" svg:y="0.0091in">
              <draw:object draw:notify-on-update-of-ranges="'#12.58'.K1:'#12.58'.K1 '#12.58'.K2:'#12.58'.K12 '#12.58'.N1:'#12.58'.N1 '#12.58'.N2:'#12.58'.N1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06"/>
        </table:table-row>
        <table:table-row table:style-name="ro1" table:number-rows-repeated="6550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#12.61" table:style-name="ta1" table:print="false">
        <table:table-column table:style-name="co10" table:number-columns-repeated="4" table:default-cell-style-name="ce9"/>
        <table:table-column table:style-name="co11" table:default-cell-style-name="ce9"/>
        <table:table-column table:style-name="co7" table:number-columns-repeated="2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9" table:default-cell-style-name="ce9"/>
        <table:table-column table:style-name="co4" table:default-cell-style-name="ce9"/>
        <table:table-column table:style-name="co12" table:default-cell-style-name="ce9"/>
        <table:table-column table:style-name="co9" table:default-cell-style-name="ce11"/>
        <table:table-column table:style-name="co9" table:default-cell-style-name="Default"/>
        <table:table-column table:style-name="co2" table:number-columns-repeated="2" table:default-cell-style-name="ce9"/>
        <table:table-column table:style-name="co9" table:number-columns-repeated="3" table:default-cell-style-name="ce9"/>
        <table:table-column table:style-name="co15" table:default-cell-style-name="ce9"/>
        <table:table-column table:style-name="co12" table:number-columns-repeated="2" table:default-cell-style-name="ce9"/>
        <table:table-column table:style-name="co9" table:number-columns-repeated="999" table:default-cell-style-name="ce9"/>
        <table:table-row table:style-name="ro1">
          <table:table-cell table:style-name="ce8" office:value-type="string">
            <text:p>Exam S</text:p>
          </table:table-cell>
          <table:table-cell table:style-name="ce8" office:value-type="string">
            <text:p>Exam D</text:p>
          </table:table-cell>
          <table:table-cell table:style-name="ce8" office:value-type="string">
            <text:p>Relax S</text:p>
          </table:table-cell>
          <table:table-cell table:style-name="ce8" office:value-type="string">
            <text:p>Relax D</text:p>
          </table:table-cell>
          <table:table-cell table:style-name="ce8"/>
          <table:table-cell table:style-name="ce8" office:value-type="string">
            <text:p>Chg S</text:p>
          </table:table-cell>
          <table:table-cell table:style-name="ce8" office:value-type="string">
            <text:p>Chg D</text:p>
          </table:table-cell>
          <table:table-cell table:style-name="ce8"/>
          <table:table-cell table:style-name="ce8" office:value-type="string">
            <text:p>Predicted</text:p>
          </table:table-cell>
          <table:table-cell table:style-name="ce8" office:value-type="string">
            <text:p>Residual</text:p>
          </table:table-cell>
          <table:table-cell table:style-name="ce8" table:number-columns-repeated="3"/>
          <table:table-cell table:style-name="ce5" table:number-columns-repeated="2"/>
          <table:table-cell table:style-name="ce8" office:value-type="string">
            <text:p>Chg S</text:p>
          </table:table-cell>
          <table:table-cell table:style-name="ce8" office:value-type="string">
            <text:p>Chg D</text:p>
          </table:table-cell>
          <table:table-cell table:style-name="ce8" table:number-columns-repeated="4"/>
          <table:table-cell table:style-name="ce8" office:value-type="string">
            <text:p>Predicted</text:p>
          </table:table-cell>
          <table:table-cell table:style-name="ce8" office:value-type="string">
            <text:p>Residual</text:p>
          </table:table-cell>
          <table:table-cell table:style-name="ce8" table:number-columns-repeated="999"/>
        </table:table-row>
        <table:table-row table:style-name="ro1">
          <table:table-cell table:style-name="ce14" office:value-type="float" office:value="132">
            <text:p>132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/>
          <table:table-cell table:style-name="ce15" table:formula="of:=[.A2]-[.C2]" office:value-type="float" office:value="22">
            <text:p>22</text:p>
          </table:table-cell>
          <table:table-cell table:style-name="ce15" table:formula="of:=[.B2]-[.D2]" office:value-type="float" office:value="5">
            <text:p>5</text:p>
          </table:table-cell>
          <table:table-cell/>
          <table:table-cell table:style-name="ce16" table:formula="of:=[.M$2]+[.M$3]*[.F2]" office:value-type="float" office:value="13.9438320881793">
            <text:p>13.94</text:p>
          </table:table-cell>
          <table:table-cell table:style-name="ce16" table:formula="of:=[.G2]-[.I2]" office:value-type="float" office:value="-8.9438320881793">
            <text:p>-8.94</text:p>
          </table:table-cell>
          <table:table-cell/>
          <table:table-cell office:value-type="string">
            <text:p>Intercept:</text:p>
          </table:table-cell>
          <table:table-cell table:style-name="ce10" table:formula="of:=INTERCEPT([.G2:.G23];[.F2:.F23])" office:value-type="float" office:value="-6.94084051896526">
            <text:p>-6.94</text:p>
          </table:table-cell>
          <table:table-cell table:style-name="ce7"/>
          <table:table-cell/>
          <table:table-cell table:style-name="ce23" table:formula="of:=[.F2]" office:value-type="float" office:value="22">
            <text:p>22</text:p>
          </table:table-cell>
          <table:table-cell table:style-name="ce23" table:formula="of:=[.G2]" office:value-type="float" office:value="5">
            <text:p>5</text:p>
          </table:table-cell>
          <table:table-cell/>
          <table:table-cell office:value-type="string">
            <text:p>Intercept:</text:p>
          </table:table-cell>
          <table:table-cell table:style-name="ce10" table:formula="of:=INTERCEPT([.Q2:.Q23];[.P2:.P23])" office:value-type="float" office:value="-2.3163072266364">
            <text:p>-2.32</text:p>
          </table:table-cell>
          <table:table-cell/>
          <table:table-cell table:style-name="ce16" table:formula="of:=[.T$2]+[.T$3]*[.P2]" office:value-type="float" office:value="7.34771093454408">
            <text:p>7.35</text:p>
          </table:table-cell>
          <table:table-cell table:style-name="ce16" table:formula="of:=[.Q2]-[.V2]" office:value-type="float" office:value="-2.34771093454408">
            <text:p>-2.35</text:p>
          </table:table-cell>
          <table:table-cell table:number-columns-repeated="999"/>
        </table:table-row>
        <table:table-row table:style-name="ro1">
          <table:table-cell table:style-name="ce14" office:value-type="float" office:value="124">
            <text:p>124</text:p>
          </table:table-cell>
          <table:table-cell table:style-name="ce14" office:value-type="float" office:value="170">
            <text:p>17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5">
            <text:p>75</text:p>
          </table:table-cell>
          <table:table-cell/>
          <table:table-cell table:style-name="ce15" table:formula="of:=[.A3]-[.C3]" office:value-type="float" office:value="34">
            <text:p>34</text:p>
          </table:table-cell>
          <table:table-cell table:style-name="ce15" table:formula="of:=[.B3]-[.D3]" office:value-type="float" office:value="95">
            <text:p>95</text:p>
          </table:table-cell>
          <table:table-cell/>
          <table:table-cell table:style-name="ce16" table:formula="of:=[.M$2]+[.M$3]*[.F3]" office:value-type="float" office:value="25.3354716920763">
            <text:p>25.34</text:p>
          </table:table-cell>
          <table:table-cell table:style-name="ce16" table:formula="of:=[.G3]-[.I3]" office:value-type="float" office:value="69.6645283079237">
            <text:p>69.66</text:p>
          </table:table-cell>
          <table:table-cell/>
          <table:table-cell table:style-name="ce17" office:value-type="string">
            <text:p>Slope:</text:p>
          </table:table-cell>
          <table:table-cell table:style-name="ce10" table:formula="of:=SLOPE([.G2:.G23];[.F2:.F23])" office:value-type="float" office:value="0.949303300324753">
            <text:p>0.95</text:p>
          </table:table-cell>
          <table:table-cell table:style-name="ce7"/>
          <table:table-cell/>
          <table:table-cell table:style-name="ce24" table:number-columns-repeated="2"/>
          <table:table-cell/>
          <table:table-cell table:style-name="ce17" office:value-type="string">
            <text:p>Slope:</text:p>
          </table:table-cell>
          <table:table-cell table:style-name="ce10" table:formula="of:=SLOPE([.Q2:.Q23];[.P2:.P23])" office:value-type="float" office:value="0.439273552780931">
            <text:p>0.44</text:p>
          </table:table-cell>
          <table:table-cell/>
          <table:table-cell table:style-name="ce25" table:number-columns-repeated="2"/>
          <table:table-cell table:number-columns-repeated="999"/>
        </table:table-row>
        <table:table-row table:style-name="ro1">
          <table:table-cell table:style-name="ce14" office:value-type="float" office:value="110">
            <text:p>11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5">
            <text:p>65</text:p>
          </table:table-cell>
          <table:table-cell/>
          <table:table-cell table:style-name="ce15" table:formula="of:=[.A4]-[.C4]" office:value-type="float" office:value="20">
            <text:p>20</text:p>
          </table:table-cell>
          <table:table-cell table:style-name="ce15" table:formula="of:=[.B4]-[.D4]" office:value-type="float" office:value="0">
            <text:p>0</text:p>
          </table:table-cell>
          <table:table-cell/>
          <table:table-cell table:style-name="ce16" table:formula="of:=[.M$2]+[.M$3]*[.F4]" office:value-type="float" office:value="12.0452254875298">
            <text:p>12.05</text:p>
          </table:table-cell>
          <table:table-cell table:style-name="ce16" table:formula="of:=[.G4]-[.I4]" office:value-type="float" office:value="-12.0452254875298">
            <text:p>-12.05</text:p>
          </table:table-cell>
          <table:table-cell>
            <draw:frame table:end-cell-address="'#12.61'.N17" table:end-x="0.7846in" table:end-y="0.089in" draw:z-index="0" draw:style-name="gr1" svg:width="3.6016in" svg:height="2.5724in" svg:x="0.1087in" svg:y="0.1248in">
              <draw:object draw:notify-on-update-of-ranges="'#12.61'.F1:'#12.61'.F1 '#12.61'.F2:'#12.61'.F23 '#12.61'.G1:'#12.61'.G1 '#12.61'.G2:'#12.61'.G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7" table:number-columns-repeated="2"/>
          <table:table-cell table:style-name="ce7"/>
          <table:table-cell/>
          <table:table-cell table:style-name="ce23" table:formula="of:=[.F4]" office:value-type="float" office:value="20">
            <text:p>20</text:p>
          </table:table-cell>
          <table:table-cell table:style-name="ce23" table:formula="of:=[.G4]" office:value-type="float" office:value="0">
            <text:p>0</text:p>
          </table:table-cell>
          <table:table-cell>
            <draw:frame table:end-cell-address="'#12.61'.U17" table:end-x="0.9886in" table:end-y="0.0051in" draw:z-index="2" draw:style-name="gr1" svg:width="3.6051in" svg:height="2.5724in" svg:x="0.0504in" svg:y="0.0409in">
              <draw:object draw:notify-on-update-of-ranges="'#12.61'.P1:'#12.61'.P1 '#12.61'.P2:'#12.61'.P23 '#12.61'.Q1:'#12.61'.Q1 '#12.61'.Q2:'#12.61'.Q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 table:style-name="ce16" table:formula="of:=[.T$2]+[.T$3]*[.P4]" office:value-type="float" office:value="6.46916382898222">
            <text:p>6.47</text:p>
          </table:table-cell>
          <table:table-cell table:style-name="ce16" table:formula="of:=[.Q4]-[.V4]" office:value-type="float" office:value="-6.46916382898222">
            <text:p>-6.47</text:p>
          </table:table-cell>
          <table:table-cell table:number-columns-repeated="999"/>
        </table:table-row>
        <table:table-row table:style-name="ro1">
          <table:table-cell table:style-name="ce14" office:value-type="float" office:value="110">
            <text:p>11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/>
          <table:table-cell table:style-name="ce15" table:formula="of:=[.A5]-[.C5]" office:value-type="float" office:value="0">
            <text:p>0</text:p>
          </table:table-cell>
          <table:table-cell table:style-name="ce15" table:formula="of:=[.B5]-[.D5]" office:value-type="float" office:value="-15">
            <text:p>-15</text:p>
          </table:table-cell>
          <table:table-cell/>
          <table:table-cell table:style-name="ce16" table:formula="of:=[.M$2]+[.M$3]*[.F5]" office:value-type="float" office:value="-6.94084051896526">
            <text:p>-6.94</text:p>
          </table:table-cell>
          <table:table-cell table:style-name="ce16" table:formula="of:=[.G5]-[.I5]" office:value-type="float" office:value="-8.05915948103474">
            <text:p>-8.06</text:p>
          </table:table-cell>
          <table:table-cell/>
          <table:table-cell table:style-name="ce17" table:number-columns-repeated="2"/>
          <table:table-cell table:style-name="ce7"/>
          <table:table-cell/>
          <table:table-cell table:style-name="ce23" table:formula="of:=[.F5]" office:value-type="float" office:value="0">
            <text:p>0</text:p>
          </table:table-cell>
          <table:table-cell table:style-name="ce23" table:formula="of:=[.G5]" office:value-type="float" office:value="-15">
            <text:p>-15</text:p>
          </table:table-cell>
          <table:table-cell table:number-columns-repeated="4"/>
          <table:table-cell table:style-name="ce16" table:formula="of:=[.T$2]+[.T$3]*[.P5]" office:value-type="float" office:value="-2.3163072266364">
            <text:p>-2.32</text:p>
          </table:table-cell>
          <table:table-cell table:style-name="ce16" table:formula="of:=[.Q5]-[.V5]" office:value-type="float" office:value="-12.6836927733636">
            <text:p>-12.68</text:p>
          </table:table-cell>
          <table:table-cell table:number-columns-repeated="999"/>
        </table:table-row>
        <table:table-row table:style-name="ro1">
          <table:table-cell table:style-name="ce14" office:value-type="float" office:value="125">
            <text:p>12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55">
            <text:p>55</text:p>
          </table:table-cell>
          <table:table-cell/>
          <table:table-cell table:style-name="ce15" table:formula="of:=[.A6]-[.C6]" office:value-type="float" office:value="25">
            <text:p>25</text:p>
          </table:table-cell>
          <table:table-cell table:style-name="ce15" table:formula="of:=[.B6]-[.D6]" office:value-type="float" office:value="10">
            <text:p>10</text:p>
          </table:table-cell>
          <table:table-cell/>
          <table:table-cell table:style-name="ce16" table:formula="of:=[.M$2]+[.M$3]*[.F6]" office:value-type="float" office:value="16.7917419891536">
            <text:p>16.79</text:p>
          </table:table-cell>
          <table:table-cell table:style-name="ce16" table:formula="of:=[.G6]-[.I6]" office:value-type="float" office:value="-6.79174198915355">
            <text:p>-6.79</text:p>
          </table:table-cell>
          <table:table-cell/>
          <table:table-cell table:style-name="ce17" table:number-columns-repeated="2"/>
          <table:table-cell table:style-name="ce19"/>
          <table:table-cell/>
          <table:table-cell table:style-name="ce23" table:formula="of:=[.F6]" office:value-type="float" office:value="25">
            <text:p>25</text:p>
          </table:table-cell>
          <table:table-cell table:style-name="ce23" table:formula="of:=[.G6]" office:value-type="float" office:value="10">
            <text:p>10</text:p>
          </table:table-cell>
          <table:table-cell table:number-columns-repeated="4"/>
          <table:table-cell table:style-name="ce16" table:formula="of:=[.T$2]+[.T$3]*[.P6]" office:value-type="float" office:value="8.66553159288687">
            <text:p>8.67</text:p>
          </table:table-cell>
          <table:table-cell table:style-name="ce16" table:formula="of:=[.Q6]-[.V6]" office:value-type="float" office:value="1.33446840711313">
            <text:p>1.33</text:p>
          </table:table-cell>
          <table:table-cell table:number-columns-repeated="999"/>
        </table:table-row>
        <table:table-row table:style-name="ro1">
          <table:table-cell table:style-name="ce14" office:value-type="float" office:value="105">
            <text:p>10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/>
          <table:table-cell table:style-name="ce15" table:formula="of:=[.A7]-[.C7]" office:value-type="float" office:value="15">
            <text:p>15</text:p>
          </table:table-cell>
          <table:table-cell table:style-name="ce15" table:formula="of:=[.B7]-[.D7]" office:value-type="float" office:value="10">
            <text:p>10</text:p>
          </table:table-cell>
          <table:table-cell/>
          <table:table-cell table:style-name="ce16" table:formula="of:=[.M$2]+[.M$3]*[.F7]" office:value-type="float" office:value="7.29870898590603">
            <text:p>7.3</text:p>
          </table:table-cell>
          <table:table-cell table:style-name="ce16" table:formula="of:=[.G7]-[.I7]" office:value-type="float" office:value="2.70129101409397">
            <text:p>2.7</text:p>
          </table:table-cell>
          <table:table-cell/>
          <table:table-cell table:style-name="ce17" table:number-columns-repeated="2"/>
          <table:table-cell table:style-name="ce19"/>
          <table:table-cell/>
          <table:table-cell table:style-name="ce23" table:formula="of:=[.F7]" office:value-type="float" office:value="15">
            <text:p>15</text:p>
          </table:table-cell>
          <table:table-cell table:style-name="ce23" table:formula="of:=[.G7]" office:value-type="float" office:value="10">
            <text:p>10</text:p>
          </table:table-cell>
          <table:table-cell table:number-columns-repeated="4"/>
          <table:table-cell table:style-name="ce16" table:formula="of:=[.T$2]+[.T$3]*[.P7]" office:value-type="float" office:value="4.27279606507756">
            <text:p>4.27</text:p>
          </table:table-cell>
          <table:table-cell table:style-name="ce16" table:formula="of:=[.Q7]-[.V7]" office:value-type="float" office:value="5.72720393492244">
            <text:p>5.73</text:p>
          </table:table-cell>
          <table:table-cell table:number-columns-repeated="999"/>
        </table:table-row>
        <table:table-row table:style-name="ro1">
          <table:table-cell table:style-name="ce14" office:value-type="float" office:value="120">
            <text:p>12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/>
          <table:table-cell table:style-name="ce15" table:formula="of:=[.A8]-[.C8]" office:value-type="float" office:value="0">
            <text:p>0</text:p>
          </table:table-cell>
          <table:table-cell table:style-name="ce15" table:formula="of:=[.B8]-[.D8]" office:value-type="float" office:value="-10">
            <text:p>-10</text:p>
          </table:table-cell>
          <table:table-cell/>
          <table:table-cell table:style-name="ce16" table:formula="of:=[.M$2]+[.M$3]*[.F8]" office:value-type="float" office:value="-6.94084051896526">
            <text:p>-6.94</text:p>
          </table:table-cell>
          <table:table-cell table:style-name="ce16" table:formula="of:=[.G8]-[.I8]" office:value-type="float" office:value="-3.05915948103474">
            <text:p>-3.06</text:p>
          </table:table-cell>
          <table:table-cell/>
          <table:table-cell table:style-name="ce18"/>
          <table:table-cell table:style-name="ce17"/>
          <table:table-cell table:style-name="ce19"/>
          <table:table-cell/>
          <table:table-cell table:style-name="ce23" table:formula="of:=[.F8]" office:value-type="float" office:value="0">
            <text:p>0</text:p>
          </table:table-cell>
          <table:table-cell table:style-name="ce23" table:formula="of:=[.G8]" office:value-type="float" office:value="-10">
            <text:p>-10</text:p>
          </table:table-cell>
          <table:table-cell table:number-columns-repeated="4"/>
          <table:table-cell table:style-name="ce16" table:formula="of:=[.T$2]+[.T$3]*[.P8]" office:value-type="float" office:value="-2.3163072266364">
            <text:p>-2.32</text:p>
          </table:table-cell>
          <table:table-cell table:style-name="ce16" table:formula="of:=[.Q8]-[.V8]" office:value-type="float" office:value="-7.6836927733636">
            <text:p>-7.68</text:p>
          </table:table-cell>
          <table:table-cell table:number-columns-repeated="999"/>
        </table:table-row>
        <table:table-row table:style-name="ro1">
          <table:table-cell table:style-name="ce14" office:value-type="float" office:value="125">
            <text:p>12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60">
            <text:p>60</text:p>
          </table:table-cell>
          <table:table-cell/>
          <table:table-cell table:style-name="ce15" table:formula="of:=[.A9]-[.C9]" office:value-type="float" office:value="15">
            <text:p>15</text:p>
          </table:table-cell>
          <table:table-cell table:style-name="ce15" table:formula="of:=[.B9]-[.D9]" office:value-type="float" office:value="20">
            <text:p>20</text:p>
          </table:table-cell>
          <table:table-cell/>
          <table:table-cell table:style-name="ce16" table:formula="of:=[.M$2]+[.M$3]*[.F9]" office:value-type="float" office:value="7.29870898590603">
            <text:p>7.3</text:p>
          </table:table-cell>
          <table:table-cell table:style-name="ce16" table:formula="of:=[.G9]-[.I9]" office:value-type="float" office:value="12.701291014094">
            <text:p>12.7</text:p>
          </table:table-cell>
          <table:table-cell/>
          <table:table-cell table:style-name="ce17" table:number-columns-repeated="2"/>
          <table:table-cell table:style-name="ce7"/>
          <table:table-cell/>
          <table:table-cell table:style-name="ce23" table:formula="of:=[.F9]" office:value-type="float" office:value="15">
            <text:p>15</text:p>
          </table:table-cell>
          <table:table-cell table:style-name="ce23" table:formula="of:=[.G9]" office:value-type="float" office:value="20">
            <text:p>20</text:p>
          </table:table-cell>
          <table:table-cell table:number-columns-repeated="4"/>
          <table:table-cell table:style-name="ce16" table:formula="of:=[.T$2]+[.T$3]*[.P9]" office:value-type="float" office:value="4.27279606507756">
            <text:p>4.27</text:p>
          </table:table-cell>
          <table:table-cell table:style-name="ce16" table:formula="of:=[.Q9]-[.V9]" office:value-type="float" office:value="15.7272039349224">
            <text:p>15.73</text:p>
          </table:table-cell>
          <table:table-cell table:number-columns-repeated="999"/>
        </table:table-row>
        <table:table-row table:style-name="ro1">
          <table:table-cell table:style-name="ce14" office:value-type="float" office:value="135">
            <text:p>13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/>
          <table:table-cell table:style-name="ce15" table:formula="of:=[.A10]-[.C10]" office:value-type="float" office:value="25">
            <text:p>25</text:p>
          </table:table-cell>
          <table:table-cell table:style-name="ce15" table:formula="of:=[.B10]-[.D10]" office:value-type="float" office:value="10">
            <text:p>10</text:p>
          </table:table-cell>
          <table:table-cell/>
          <table:table-cell table:style-name="ce16" table:formula="of:=[.M$2]+[.M$3]*[.F10]" office:value-type="float" office:value="16.7917419891536">
            <text:p>16.79</text:p>
          </table:table-cell>
          <table:table-cell table:style-name="ce16" table:formula="of:=[.G10]-[.I10]" office:value-type="float" office:value="-6.79174198915355">
            <text:p>-6.79</text:p>
          </table:table-cell>
          <table:table-cell/>
          <table:table-cell table:style-name="ce17" table:number-columns-repeated="2"/>
          <table:table-cell table:style-name="ce20"/>
          <table:table-cell/>
          <table:table-cell table:style-name="ce23" table:formula="of:=[.F10]" office:value-type="float" office:value="25">
            <text:p>25</text:p>
          </table:table-cell>
          <table:table-cell table:style-name="ce23" table:formula="of:=[.G10]" office:value-type="float" office:value="10">
            <text:p>10</text:p>
          </table:table-cell>
          <table:table-cell table:number-columns-repeated="4"/>
          <table:table-cell table:style-name="ce16" table:formula="of:=[.T$2]+[.T$3]*[.P10]" office:value-type="float" office:value="8.66553159288687">
            <text:p>8.67</text:p>
          </table:table-cell>
          <table:table-cell table:style-name="ce16" table:formula="of:=[.Q10]-[.V10]" office:value-type="float" office:value="1.33446840711313">
            <text:p>1.33</text:p>
          </table:table-cell>
          <table:table-cell table:number-columns-repeated="999"/>
        </table:table-row>
        <table:table-row table:style-name="ro1">
          <table:table-cell table:style-name="ce14" office:value-type="float" office:value="105">
            <text:p>10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/>
          <table:table-cell table:style-name="ce15" table:formula="of:=[.A11]-[.C11]" office:value-type="float" office:value="-5">
            <text:p>-5</text:p>
          </table:table-cell>
          <table:table-cell table:style-name="ce15" table:formula="of:=[.B11]-[.D11]" office:value-type="float" office:value="10">
            <text:p>10</text:p>
          </table:table-cell>
          <table:table-cell/>
          <table:table-cell table:style-name="ce16" table:formula="of:=[.M$2]+[.M$3]*[.F11]" office:value-type="float" office:value="-11.687357020589">
            <text:p>-11.69</text:p>
          </table:table-cell>
          <table:table-cell table:style-name="ce16" table:formula="of:=[.G11]-[.I11]" office:value-type="float" office:value="21.687357020589">
            <text:p>21.69</text:p>
          </table:table-cell>
          <table:table-cell/>
          <table:table-cell table:style-name="ce17" table:number-columns-repeated="2"/>
          <table:table-cell table:style-name="ce21"/>
          <table:table-cell/>
          <table:table-cell table:style-name="ce23" table:formula="of:=[.F11]" office:value-type="float" office:value="-5">
            <text:p>-5</text:p>
          </table:table-cell>
          <table:table-cell table:style-name="ce23" table:formula="of:=[.G11]" office:value-type="float" office:value="10">
            <text:p>10</text:p>
          </table:table-cell>
          <table:table-cell table:number-columns-repeated="4"/>
          <table:table-cell table:style-name="ce16" table:formula="of:=[.T$2]+[.T$3]*[.P11]" office:value-type="float" office:value="-4.51267499054105">
            <text:p>-4.51</text:p>
          </table:table-cell>
          <table:table-cell table:style-name="ce16" table:formula="of:=[.Q11]-[.V11]" office:value-type="float" office:value="14.5126749905411">
            <text:p>14.51</text:p>
          </table:table-cell>
          <table:table-cell table:number-columns-repeated="999"/>
        </table:table-row>
        <table:table-row table:style-name="ro1"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65">
            <text:p>65</text:p>
          </table:table-cell>
          <table:table-cell/>
          <table:table-cell table:style-name="ce15" table:formula="of:=[.A12]-[.C12]" office:value-type="float" office:value="25">
            <text:p>25</text:p>
          </table:table-cell>
          <table:table-cell table:style-name="ce15" table:formula="of:=[.B12]-[.D12]" office:value-type="float" office:value="5">
            <text:p>5</text:p>
          </table:table-cell>
          <table:table-cell/>
          <table:table-cell table:style-name="ce16" table:formula="of:=[.M$2]+[.M$3]*[.F12]" office:value-type="float" office:value="16.7917419891536">
            <text:p>16.79</text:p>
          </table:table-cell>
          <table:table-cell table:style-name="ce16" table:formula="of:=[.G12]-[.I12]" office:value-type="float" office:value="-11.7917419891536">
            <text:p>-11.79</text:p>
          </table:table-cell>
          <table:table-cell/>
          <table:table-cell table:style-name="ce17" table:number-columns-repeated="2"/>
          <table:table-cell table:style-name="ce20"/>
          <table:table-cell/>
          <table:table-cell table:style-name="ce23" table:formula="of:=[.F12]" office:value-type="float" office:value="25">
            <text:p>25</text:p>
          </table:table-cell>
          <table:table-cell table:style-name="ce23" table:formula="of:=[.G12]" office:value-type="float" office:value="5">
            <text:p>5</text:p>
          </table:table-cell>
          <table:table-cell table:number-columns-repeated="4"/>
          <table:table-cell table:style-name="ce16" table:formula="of:=[.T$2]+[.T$3]*[.P12]" office:value-type="float" office:value="8.66553159288687">
            <text:p>8.67</text:p>
          </table:table-cell>
          <table:table-cell table:style-name="ce16" table:formula="of:=[.Q12]-[.V12]" office:value-type="float" office:value="-3.66553159288687">
            <text:p>-3.67</text:p>
          </table:table-cell>
          <table:table-cell table:number-columns-repeated="999"/>
        </table:table-row>
        <table:table-row table:style-name="ro1"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60">
            <text:p>60</text:p>
          </table:table-cell>
          <table:table-cell/>
          <table:table-cell table:style-name="ce15" table:formula="of:=[.A13]-[.C13]" office:value-type="float" office:value="10">
            <text:p>10</text:p>
          </table:table-cell>
          <table:table-cell table:style-name="ce15" table:formula="of:=[.B13]-[.D13]" office:value-type="float" office:value="10">
            <text:p>10</text:p>
          </table:table-cell>
          <table:table-cell/>
          <table:table-cell table:style-name="ce16" table:formula="of:=[.M$2]+[.M$3]*[.F13]" office:value-type="float" office:value="2.55219248428226">
            <text:p>2.55</text:p>
          </table:table-cell>
          <table:table-cell table:style-name="ce16" table:formula="of:=[.G13]-[.I13]" office:value-type="float" office:value="7.44780751571774">
            <text:p>7.45</text:p>
          </table:table-cell>
          <table:table-cell/>
          <table:table-cell table:style-name="ce17" table:number-columns-repeated="2"/>
          <table:table-cell table:style-name="ce22"/>
          <table:table-cell/>
          <table:table-cell table:style-name="ce23" table:formula="of:=[.F13]" office:value-type="float" office:value="10">
            <text:p>10</text:p>
          </table:table-cell>
          <table:table-cell table:style-name="ce23" table:formula="of:=[.G13]" office:value-type="float" office:value="10">
            <text:p>10</text:p>
          </table:table-cell>
          <table:table-cell table:number-columns-repeated="4"/>
          <table:table-cell table:style-name="ce16" table:formula="of:=[.T$2]+[.T$3]*[.P13]" office:value-type="float" office:value="2.07642830117291">
            <text:p>2.08</text:p>
          </table:table-cell>
          <table:table-cell table:style-name="ce16" table:formula="of:=[.Q13]-[.V13]" office:value-type="float" office:value="7.92357169882709">
            <text:p>7.92</text:p>
          </table:table-cell>
          <table:table-cell table:number-columns-repeated="999"/>
        </table:table-row>
        <table:table-row table:style-name="ro1"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/>
          <table:table-cell table:style-name="ce15" table:formula="of:=[.A14]-[.C14]" office:value-type="float" office:value="-10">
            <text:p>-10</text:p>
          </table:table-cell>
          <table:table-cell table:style-name="ce15" table:formula="of:=[.B14]-[.D14]" office:value-type="float" office:value="-10">
            <text:p>-10</text:p>
          </table:table-cell>
          <table:table-cell/>
          <table:table-cell table:style-name="ce16" table:formula="of:=[.M$2]+[.M$3]*[.F14]" office:value-type="float" office:value="-16.4338735222128">
            <text:p>-16.43</text:p>
          </table:table-cell>
          <table:table-cell table:style-name="ce16" table:formula="of:=[.G14]-[.I14]" office:value-type="float" office:value="6.43387352221279">
            <text:p>6.43</text:p>
          </table:table-cell>
          <table:table-cell table:number-columns-repeated="5"/>
          <table:table-cell table:style-name="ce23" table:formula="of:=[.F14]" office:value-type="float" office:value="-10">
            <text:p>-10</text:p>
          </table:table-cell>
          <table:table-cell table:style-name="ce23" table:formula="of:=[.G14]" office:value-type="float" office:value="-10">
            <text:p>-10</text:p>
          </table:table-cell>
          <table:table-cell table:number-columns-repeated="4"/>
          <table:table-cell table:style-name="ce16" table:formula="of:=[.T$2]+[.T$3]*[.P14]" office:value-type="float" office:value="-6.70904275444571">
            <text:p>-6.71</text:p>
          </table:table-cell>
          <table:table-cell table:style-name="ce16" table:formula="of:=[.Q14]-[.V14]" office:value-type="float" office:value="-3.29095724555429">
            <text:p>-3.29</text:p>
          </table:table-cell>
          <table:table-cell table:number-columns-repeated="999"/>
        </table:table-row>
        <table:table-row table:style-name="ro1">
          <table:table-cell table:style-name="ce14" office:value-type="float" office:value="130">
            <text:p>13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5">
            <text:p>75</text:p>
          </table:table-cell>
          <table:table-cell/>
          <table:table-cell table:style-name="ce15" table:formula="of:=[.A15]-[.C15]" office:value-type="float" office:value="25">
            <text:p>25</text:p>
          </table:table-cell>
          <table:table-cell table:style-name="ce15" table:formula="of:=[.B15]-[.D15]" office:value-type="float" office:value="0">
            <text:p>0</text:p>
          </table:table-cell>
          <table:table-cell/>
          <table:table-cell table:style-name="ce16" table:formula="of:=[.M$2]+[.M$3]*[.F15]" office:value-type="float" office:value="16.7917419891536">
            <text:p>16.79</text:p>
          </table:table-cell>
          <table:table-cell table:style-name="ce16" table:formula="of:=[.G15]-[.I15]" office:value-type="float" office:value="-16.7917419891536">
            <text:p>-16.79</text:p>
          </table:table-cell>
          <table:table-cell table:number-columns-repeated="5"/>
          <table:table-cell table:style-name="ce23" table:formula="of:=[.F15]" office:value-type="float" office:value="25">
            <text:p>25</text:p>
          </table:table-cell>
          <table:table-cell table:style-name="ce23" table:formula="of:=[.G15]" office:value-type="float" office:value="0">
            <text:p>0</text:p>
          </table:table-cell>
          <table:table-cell table:number-columns-repeated="4"/>
          <table:table-cell table:style-name="ce16" table:formula="of:=[.T$2]+[.T$3]*[.P15]" office:value-type="float" office:value="8.66553159288687">
            <text:p>8.67</text:p>
          </table:table-cell>
          <table:table-cell table:style-name="ce16" table:formula="of:=[.Q15]-[.V15]" office:value-type="float" office:value="-8.66553159288687">
            <text:p>-8.67</text:p>
          </table:table-cell>
          <table:table-cell table:number-columns-repeated="999"/>
        </table:table-row>
        <table:table-row table:style-name="ro1">
          <table:table-cell table:style-name="ce14" office:value-type="float" office:value="130">
            <text:p>13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/>
          <table:table-cell table:style-name="ce15" table:formula="of:=[.A16]-[.C16]" office:value-type="float" office:value="20">
            <text:p>20</text:p>
          </table:table-cell>
          <table:table-cell table:style-name="ce15" table:formula="of:=[.B16]-[.D16]" office:value-type="float" office:value="0">
            <text:p>0</text:p>
          </table:table-cell>
          <table:table-cell/>
          <table:table-cell table:style-name="ce16" table:formula="of:=[.M$2]+[.M$3]*[.F16]" office:value-type="float" office:value="12.0452254875298">
            <text:p>12.05</text:p>
          </table:table-cell>
          <table:table-cell table:style-name="ce16" table:formula="of:=[.G16]-[.I16]" office:value-type="float" office:value="-12.0452254875298">
            <text:p>-12.05</text:p>
          </table:table-cell>
          <table:table-cell table:number-columns-repeated="5"/>
          <table:table-cell table:style-name="ce23" table:formula="of:=[.F16]" office:value-type="float" office:value="20">
            <text:p>20</text:p>
          </table:table-cell>
          <table:table-cell table:style-name="ce23" table:formula="of:=[.G16]" office:value-type="float" office:value="0">
            <text:p>0</text:p>
          </table:table-cell>
          <table:table-cell table:number-columns-repeated="4"/>
          <table:table-cell table:style-name="ce16" table:formula="of:=[.T$2]+[.T$3]*[.P16]" office:value-type="float" office:value="6.46916382898222">
            <text:p>6.47</text:p>
          </table:table-cell>
          <table:table-cell table:style-name="ce16" table:formula="of:=[.Q16]-[.V16]" office:value-type="float" office:value="-6.46916382898222">
            <text:p>-6.47</text:p>
          </table:table-cell>
          <table:table-cell table:number-columns-repeated="999"/>
        </table:table-row>
        <table:table-row table:style-name="ro1">
          <table:table-cell table:style-name="ce14" office:value-type="float" office:value="130">
            <text:p>13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/>
          <table:table-cell table:style-name="ce15" table:formula="of:=[.A17]-[.C17]" office:value-type="float" office:value="10">
            <text:p>10</text:p>
          </table:table-cell>
          <table:table-cell table:style-name="ce15" table:formula="of:=[.B17]-[.D17]" office:value-type="float" office:value="-10">
            <text:p>-10</text:p>
          </table:table-cell>
          <table:table-cell/>
          <table:table-cell table:style-name="ce16" table:formula="of:=[.M$2]+[.M$3]*[.F17]" office:value-type="float" office:value="2.55219248428226">
            <text:p>2.55</text:p>
          </table:table-cell>
          <table:table-cell table:style-name="ce16" table:formula="of:=[.G17]-[.I17]" office:value-type="float" office:value="-12.5521924842823">
            <text:p>-12.55</text:p>
          </table:table-cell>
          <table:table-cell>
            <draw:frame table:end-cell-address="'#12.61'.N29" table:end-x="0.8169in" table:end-y="0.187in" draw:z-index="1" draw:style-name="gr1" svg:width="3.6776in" svg:height="2.4051in" svg:x="0.065in" svg:y="0.1898in">
              <draw:object draw:notify-on-update-of-ranges="'#12.61'.I1:'#12.61'.I1 '#12.61'.I2:'#12.61'.I23 '#12.61'.J1:'#12.61'.J1 '#12.61'.J2:'#12.61'.J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 table:style-name="ce23" table:formula="of:=[.F17]" office:value-type="float" office:value="10">
            <text:p>10</text:p>
          </table:table-cell>
          <table:table-cell table:style-name="ce23" table:formula="of:=[.G17]" office:value-type="float" office:value="-10">
            <text:p>-10</text:p>
          </table:table-cell>
          <table:table-cell>
            <draw:frame table:end-cell-address="'#12.61'.U29" table:end-x="1.0197in" table:end-y="0.1024in" draw:z-index="3" draw:style-name="gr1" svg:width="3.6768in" svg:height="2.4051in" svg:x="0.0098in" svg:y="0.1051in">
              <draw:object draw:notify-on-update-of-ranges="'#12.61'.V1:'#12.61'.V1 '#12.61'.V2:'#12.61'.V23 '#12.61'.W1:'#12.61'.W1 '#12.61'.W2:'#12.61'.W2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3"/>
          <table:table-cell table:style-name="ce16" table:formula="of:=[.T$2]+[.T$3]*[.P17]" office:value-type="float" office:value="2.07642830117291">
            <text:p>2.08</text:p>
          </table:table-cell>
          <table:table-cell table:style-name="ce16" table:formula="of:=[.Q17]-[.V17]" office:value-type="float" office:value="-12.0764283011729">
            <text:p>-12.08</text:p>
          </table:table-cell>
          <table:table-cell table:number-columns-repeated="999"/>
        </table:table-row>
        <table:table-row table:style-name="ro1">
          <table:table-cell table:style-name="ce14" office:value-type="float" office:value="120">
            <text:p>12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60">
            <text:p>60</text:p>
          </table:table-cell>
          <table:table-cell/>
          <table:table-cell table:style-name="ce15" table:formula="of:=[.A18]-[.C18]" office:value-type="float" office:value="25">
            <text:p>25</text:p>
          </table:table-cell>
          <table:table-cell table:style-name="ce15" table:formula="of:=[.B18]-[.D18]" office:value-type="float" office:value="15">
            <text:p>15</text:p>
          </table:table-cell>
          <table:table-cell/>
          <table:table-cell table:style-name="ce16" table:formula="of:=[.M$2]+[.M$3]*[.F18]" office:value-type="float" office:value="16.7917419891536">
            <text:p>16.79</text:p>
          </table:table-cell>
          <table:table-cell table:style-name="ce16" table:formula="of:=[.G18]-[.I18]" office:value-type="float" office:value="-1.79174198915355">
            <text:p>-1.79</text:p>
          </table:table-cell>
          <table:table-cell table:number-columns-repeated="5"/>
          <table:table-cell table:style-name="ce23" table:formula="of:=[.F18]" office:value-type="float" office:value="25">
            <text:p>25</text:p>
          </table:table-cell>
          <table:table-cell table:style-name="ce23" table:formula="of:=[.G18]" office:value-type="float" office:value="15">
            <text:p>15</text:p>
          </table:table-cell>
          <table:table-cell table:number-columns-repeated="4"/>
          <table:table-cell table:style-name="ce16" table:formula="of:=[.T$2]+[.T$3]*[.P18]" office:value-type="float" office:value="8.66553159288687">
            <text:p>8.67</text:p>
          </table:table-cell>
          <table:table-cell table:style-name="ce16" table:formula="of:=[.Q18]-[.V18]" office:value-type="float" office:value="6.33446840711313">
            <text:p>6.33</text:p>
          </table:table-cell>
          <table:table-cell table:number-columns-repeated="999"/>
        </table:table-row>
        <table:table-row table:style-name="ro1">
          <table:table-cell table:style-name="ce14" office:value-type="float" office:value="130">
            <text:p>13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65">
            <text:p>65</text:p>
          </table:table-cell>
          <table:table-cell/>
          <table:table-cell table:style-name="ce15" table:formula="of:=[.A19]-[.C19]" office:value-type="float" office:value="20">
            <text:p>20</text:p>
          </table:table-cell>
          <table:table-cell table:style-name="ce15" table:formula="of:=[.B19]-[.D19]" office:value-type="float" office:value="5">
            <text:p>5</text:p>
          </table:table-cell>
          <table:table-cell/>
          <table:table-cell table:style-name="ce16" table:formula="of:=[.M$2]+[.M$3]*[.F19]" office:value-type="float" office:value="12.0452254875298">
            <text:p>12.05</text:p>
          </table:table-cell>
          <table:table-cell table:style-name="ce16" table:formula="of:=[.G19]-[.I19]" office:value-type="float" office:value="-7.04522548752979">
            <text:p>-7.05</text:p>
          </table:table-cell>
          <table:table-cell table:number-columns-repeated="5"/>
          <table:table-cell table:style-name="ce23" table:formula="of:=[.F19]" office:value-type="float" office:value="20">
            <text:p>20</text:p>
          </table:table-cell>
          <table:table-cell table:style-name="ce23" table:formula="of:=[.G19]" office:value-type="float" office:value="5">
            <text:p>5</text:p>
          </table:table-cell>
          <table:table-cell table:number-columns-repeated="4"/>
          <table:table-cell table:style-name="ce16" table:formula="of:=[.T$2]+[.T$3]*[.P19]" office:value-type="float" office:value="6.46916382898222">
            <text:p>6.47</text:p>
          </table:table-cell>
          <table:table-cell table:style-name="ce16" table:formula="of:=[.Q19]-[.V19]" office:value-type="float" office:value="-1.46916382898222">
            <text:p>-1.47</text:p>
          </table:table-cell>
          <table:table-cell table:number-columns-repeated="999"/>
        </table:table-row>
        <table:table-row table:style-name="ro1">
          <table:table-cell table:style-name="ce14" office:value-type="float" office:value="120">
            <text:p>12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65">
            <text:p>65</text:p>
          </table:table-cell>
          <table:table-cell/>
          <table:table-cell table:style-name="ce15" table:formula="of:=[.A20]-[.C20]" office:value-type="float" office:value="20">
            <text:p>20</text:p>
          </table:table-cell>
          <table:table-cell table:style-name="ce15" table:formula="of:=[.B20]-[.D20]" office:value-type="float" office:value="5">
            <text:p>5</text:p>
          </table:table-cell>
          <table:table-cell/>
          <table:table-cell table:style-name="ce16" table:formula="of:=[.M$2]+[.M$3]*[.F20]" office:value-type="float" office:value="12.0452254875298">
            <text:p>12.05</text:p>
          </table:table-cell>
          <table:table-cell table:style-name="ce16" table:formula="of:=[.G20]-[.I20]" office:value-type="float" office:value="-7.04522548752979">
            <text:p>-7.05</text:p>
          </table:table-cell>
          <table:table-cell table:number-columns-repeated="5"/>
          <table:table-cell table:style-name="ce23" table:formula="of:=[.F20]" office:value-type="float" office:value="20">
            <text:p>20</text:p>
          </table:table-cell>
          <table:table-cell table:style-name="ce23" table:formula="of:=[.G20]" office:value-type="float" office:value="5">
            <text:p>5</text:p>
          </table:table-cell>
          <table:table-cell table:number-columns-repeated="4"/>
          <table:table-cell table:style-name="ce16" table:formula="of:=[.T$2]+[.T$3]*[.P20]" office:value-type="float" office:value="6.46916382898222">
            <text:p>6.47</text:p>
          </table:table-cell>
          <table:table-cell table:style-name="ce16" table:formula="of:=[.Q20]-[.V20]" office:value-type="float" office:value="-1.46916382898222">
            <text:p>-1.47</text:p>
          </table:table-cell>
          <table:table-cell table:number-columns-repeated="999"/>
        </table:table-row>
        <table:table-row table:style-name="ro1">
          <table:table-cell table:style-name="ce1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65">
            <text:p>65</text:p>
          </table:table-cell>
          <table:table-cell/>
          <table:table-cell table:style-name="ce15" table:formula="of:=[.A21]-[.C21]" office:value-type="float" office:value="25">
            <text:p>25</text:p>
          </table:table-cell>
          <table:table-cell table:style-name="ce15" table:formula="of:=[.B21]-[.D21]" office:value-type="float" office:value="15">
            <text:p>15</text:p>
          </table:table-cell>
          <table:table-cell/>
          <table:table-cell table:style-name="ce16" table:formula="of:=[.M$2]+[.M$3]*[.F21]" office:value-type="float" office:value="16.7917419891536">
            <text:p>16.79</text:p>
          </table:table-cell>
          <table:table-cell table:style-name="ce16" table:formula="of:=[.G21]-[.I21]" office:value-type="float" office:value="-1.79174198915355">
            <text:p>-1.79</text:p>
          </table:table-cell>
          <table:table-cell table:number-columns-repeated="5"/>
          <table:table-cell table:style-name="ce23" table:formula="of:=[.F21]" office:value-type="float" office:value="25">
            <text:p>25</text:p>
          </table:table-cell>
          <table:table-cell table:style-name="ce23" table:formula="of:=[.G21]" office:value-type="float" office:value="15">
            <text:p>15</text:p>
          </table:table-cell>
          <table:table-cell table:number-columns-repeated="4"/>
          <table:table-cell table:style-name="ce16" table:formula="of:=[.T$2]+[.T$3]*[.P21]" office:value-type="float" office:value="8.66553159288687">
            <text:p>8.67</text:p>
          </table:table-cell>
          <table:table-cell table:style-name="ce16" table:formula="of:=[.Q21]-[.V21]" office:value-type="float" office:value="6.33446840711313">
            <text:p>6.33</text:p>
          </table:table-cell>
          <table:table-cell table:number-columns-repeated="999"/>
        </table:table-row>
        <table:table-row table:style-name="ro1">
          <table:table-cell table:style-name="ce14" office:value-type="float" office:value="120">
            <text:p>12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/>
          <table:table-cell table:style-name="ce15" table:formula="of:=[.A22]-[.C22]" office:value-type="float" office:value="30">
            <text:p>30</text:p>
          </table:table-cell>
          <table:table-cell table:style-name="ce15" table:formula="of:=[.B22]-[.D22]" office:value-type="float" office:value="10">
            <text:p>10</text:p>
          </table:table-cell>
          <table:table-cell/>
          <table:table-cell table:style-name="ce16" table:formula="of:=[.M$2]+[.M$3]*[.F22]" office:value-type="float" office:value="21.5382584907773">
            <text:p>21.54</text:p>
          </table:table-cell>
          <table:table-cell table:style-name="ce16" table:formula="of:=[.G22]-[.I22]" office:value-type="float" office:value="-11.5382584907773">
            <text:p>-11.54</text:p>
          </table:table-cell>
          <table:table-cell table:number-columns-repeated="5"/>
          <table:table-cell table:style-name="ce23" table:formula="of:=[.F22]" office:value-type="float" office:value="30">
            <text:p>30</text:p>
          </table:table-cell>
          <table:table-cell table:style-name="ce23" table:formula="of:=[.G22]" office:value-type="float" office:value="10">
            <text:p>10</text:p>
          </table:table-cell>
          <table:table-cell table:number-columns-repeated="4"/>
          <table:table-cell table:style-name="ce16" table:formula="of:=[.T$2]+[.T$3]*[.P22]" office:value-type="float" office:value="10.8618993567915">
            <text:p>10.86</text:p>
          </table:table-cell>
          <table:table-cell table:style-name="ce16" table:formula="of:=[.Q22]-[.V22]" office:value-type="float" office:value="-0.861899356791525">
            <text:p>-0.86</text:p>
          </table:table-cell>
          <table:table-cell table:number-columns-repeated="999"/>
        </table:table-row>
        <table:table-row table:style-name="ro1">
          <table:table-cell table:style-name="ce14" office:value-type="float" office:value="130">
            <text:p>13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70">
            <text:p>70</text:p>
          </table:table-cell>
          <table:table-cell/>
          <table:table-cell table:style-name="ce15" table:formula="of:=[.A23]-[.C23]" office:value-type="float" office:value="10">
            <text:p>10</text:p>
          </table:table-cell>
          <table:table-cell table:style-name="ce15" table:formula="of:=[.B23]-[.D23]" office:value-type="float" office:value="10">
            <text:p>10</text:p>
          </table:table-cell>
          <table:table-cell/>
          <table:table-cell table:style-name="ce16" table:formula="of:=[.M$2]+[.M$3]*[.F23]" office:value-type="float" office:value="2.55219248428226">
            <text:p>2.55</text:p>
          </table:table-cell>
          <table:table-cell table:style-name="ce16" table:formula="of:=[.G23]-[.I23]" office:value-type="float" office:value="7.44780751571774">
            <text:p>7.45</text:p>
          </table:table-cell>
          <table:table-cell table:number-columns-repeated="5"/>
          <table:table-cell table:style-name="ce23" table:formula="of:=[.F23]" office:value-type="float" office:value="10">
            <text:p>10</text:p>
          </table:table-cell>
          <table:table-cell table:style-name="ce23" table:formula="of:=[.G23]" office:value-type="float" office:value="10">
            <text:p>10</text:p>
          </table:table-cell>
          <table:table-cell table:number-columns-repeated="4"/>
          <table:table-cell table:style-name="ce16" table:formula="of:=[.T$2]+[.T$3]*[.P23]" office:value-type="float" office:value="2.07642830117291">
            <text:p>2.08</text:p>
          </table:table-cell>
          <table:table-cell table:style-name="ce16" table:formula="of:=[.Q23]-[.V23]" office:value-type="float" office:value="7.92357169882709">
            <text:p>7.92</text:p>
          </table:table-cell>
          <table:table-cell table:number-columns-repeated="999"/>
        </table:table-row>
        <table:table-row table:style-name="ro1" table:number-rows-repeated="6551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DataX" table:base-cell-address="$'#12.58'.$A$1" table:cell-range-address="$'#12.58'.$A$2:.$A$65500"/>
        <table:named-range table:name="DataY" table:base-cell-address="$'#12.58'.$A$1" table:cell-range-address="$'#12.58'.$D$2:.$D$655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22:1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ho</meta:initial-creator>
    <meta:creation-date>2010-11-29T21:14:55</meta:creation-date>
    <dc:date>2010-11-29T22:14:17</dc:date>
    <dc:creator>sean ho</dc:creator>
    <meta:editing-duration>PT00H42M48S</meta:editing-duration>
    <meta:editing-cycles>6</meta:editing-cycles>
    <meta:generator>OpenOffice.org/3.2$Linux OpenOffice.org_project/320m18$Build-9502</meta:generator>
    <meta:document-statistic meta:table-count="2" meta:cell-count="41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3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23cm" svg:height="5.43cm" xlink:href=".." chart:class="chart:scatter" chart:style-name="ch1">
        <chart:title svg:x="1.604cm" svg:y="0.131cm" chart:style-name="ch2">
          <text:p>Scatter A</text:p>
        </chart:title>
        <chart:plot-area chart:style-name="ch3" table:cell-range-address="'#12.58'.A1:'#12.58'.B12" chart:data-source-has-labels="row" svg:x="0.183cm" svg:y="0.72cm" svg:width="9.248cm" svg:height="4.695cm">
          <chart:axis chart:dimension="x" chart:name="primary-x" chart:style-name="ch4">
            <chart:title svg:x="4.987cm" svg:y="4.951cm" chart:style-name="ch5">
              <text:p>X</text:p>
            </chart:title>
            <chart:grid chart:style-name="ch6" chart:class="major"/>
          </chart:axis>
          <chart:axis chart:dimension="y" chart:name="primary-y" chart:style-name="ch7">
            <chart:title svg:x="0.193cm" svg:y="3.099cm" chart:style-name="ch8">
              <text:p>Y(A)</text:p>
            </chart:title>
            <chart:grid chart:style-name="ch6" chart:class="major"/>
          </chart:axis>
          <chart:series chart:style-name="ch9" chart:values-cell-range-address="'#12.58'.B2:'#12.58'.B12" chart:label-cell-address="'#12.58'.B1:'#12.58'.B1" chart:class="chart:scatter">
            <chart:domain table:cell-range-address="'#12.58'.A2:'#12.58'.A12"/>
            <chart:regression-curve chart:style-name="ch10">
              <chart:equation chart:display-r-square="true" svg:x="5.401cm" svg:y="0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#12.58'.B1:'#12.58'.B1">Y(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'#12.58'.A2:'#12.58'.A12">10</text:p>
              </table:table-cell>
              <table:table-cell office:value-type="float" office:value="8.04">
                <text:p text:id="'#12.58'.B2:'#12.58'.B12">8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.68">
                <text:p>5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start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4cm" svg:height="6.11cm" xlink:href=".." chart:class="chart:scatter" chart:style-name="ch1">
        <chart:title svg:x="2.527cm" svg:y="0.123cm" chart:style-name="ch2">
          <text:p>Residual (w/o Outlier)</text:p>
        </chart:title>
        <chart:plot-area chart:style-name="ch3" table:cell-range-address="'#12.61'.V1:'#12.61'.W23" chart:data-source-has-labels="row" svg:x="0.171cm" svg:y="0.748cm" svg:width="8.983cm" svg:height="5.319cm">
          <chart:axis chart:dimension="x" chart:name="primary-x" chart:style-name="ch4">
            <chart:title svg:x="4.26cm" svg:y="5.617cm" chart:style-name="ch5">
              <text:p>Predicted</text:p>
            </chart:title>
            <chart:grid chart:style-name="ch6" chart:class="major"/>
          </chart:axis>
          <chart:axis chart:dimension="y" chart:name="primary-y" chart:style-name="ch7">
            <chart:title svg:x="0.187cm" svg:y="3.769cm" chart:style-name="ch8">
              <text:p>Residual</text:p>
            </chart:title>
            <chart:grid chart:style-name="ch6" chart:class="major"/>
          </chart:axis>
          <chart:series chart:style-name="ch9" chart:values-cell-range-address="'#12.61'.W2:'#12.61'.W23" chart:label-cell-address="'#12.61'.W1:'#12.61'.W1" chart:class="chart:scatter">
            <chart:domain table:cell-range-address="'#12.61'.V2:'#12.61'.V23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 text:id="'#12.61'.W1:'#12.61'.W1">Resid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34771093454408">
                <text:p text:id="'#12.61'.V2:'#12.61'.V23">7.34771093454408</text:p>
              </table:table-cell>
              <table:table-cell office:value-type="float" office:value="-2.34771093454408">
                <text:p text:id="'#12.61'.W2:'#12.61'.W23">-2.347710934544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6916382898222">
                <text:p>6.46916382898222</text:p>
              </table:table-cell>
              <table:table-cell office:value-type="float" office:value="-6.46916382898222">
                <text:p>-6.46916382898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3163072266364">
                <text:p>-2.3163072266364</text:p>
              </table:table-cell>
              <table:table-cell office:value-type="float" office:value="-12.6836927733636">
                <text:p>-12.683692773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6553159288687">
                <text:p>8.66553159288687</text:p>
              </table:table-cell>
              <table:table-cell office:value-type="float" office:value="1.33446840711313">
                <text:p>1.33446840711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7279606507756">
                <text:p>4.27279606507756</text:p>
              </table:table-cell>
              <table:table-cell office:value-type="float" office:value="5.72720393492244">
                <text:p>5.72720393492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3163072266364">
                <text:p>-2.3163072266364</text:p>
              </table:table-cell>
              <table:table-cell office:value-type="float" office:value="-7.6836927733636">
                <text:p>-7.6836927733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7279606507756">
                <text:p>4.27279606507756</text:p>
              </table:table-cell>
              <table:table-cell office:value-type="float" office:value="15.7272039349224">
                <text:p>15.727203934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66553159288687">
                <text:p>8.66553159288687</text:p>
              </table:table-cell>
              <table:table-cell office:value-type="float" office:value="1.33446840711313">
                <text:p>1.33446840711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51267499054105">
                <text:p>-4.51267499054105</text:p>
              </table:table-cell>
              <table:table-cell office:value-type="float" office:value="14.5126749905411">
                <text:p>14.5126749905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6553159288687">
                <text:p>8.66553159288687</text:p>
              </table:table-cell>
              <table:table-cell office:value-type="float" office:value="-3.66553159288687">
                <text:p>-3.66553159288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7642830117291">
                <text:p>2.07642830117291</text:p>
              </table:table-cell>
              <table:table-cell office:value-type="float" office:value="7.92357169882709">
                <text:p>7.92357169882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.70904275444571">
                <text:p>-6.70904275444571</text:p>
              </table:table-cell>
              <table:table-cell office:value-type="float" office:value="-3.29095724555429">
                <text:p>-3.29095724555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66553159288687">
                <text:p>8.66553159288687</text:p>
              </table:table-cell>
              <table:table-cell office:value-type="float" office:value="-8.66553159288687">
                <text:p>-8.66553159288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6916382898222">
                <text:p>6.46916382898222</text:p>
              </table:table-cell>
              <table:table-cell office:value-type="float" office:value="-6.46916382898222">
                <text:p>-6.46916382898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642830117291">
                <text:p>2.07642830117291</text:p>
              </table:table-cell>
              <table:table-cell office:value-type="float" office:value="-12.0764283011729">
                <text:p>-12.0764283011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66553159288687">
                <text:p>8.66553159288687</text:p>
              </table:table-cell>
              <table:table-cell office:value-type="float" office:value="6.33446840711313">
                <text:p>6.33446840711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46916382898222">
                <text:p>6.46916382898222</text:p>
              </table:table-cell>
              <table:table-cell office:value-type="float" office:value="-1.46916382898222">
                <text:p>-1.46916382898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46916382898222">
                <text:p>6.46916382898222</text:p>
              </table:table-cell>
              <table:table-cell office:value-type="float" office:value="-1.46916382898222">
                <text:p>-1.46916382898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66553159288687">
                <text:p>8.66553159288687</text:p>
              </table:table-cell>
              <table:table-cell office:value-type="float" office:value="6.33446840711313">
                <text:p>6.334468407113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8618993567915">
                <text:p>10.8618993567915</text:p>
              </table:table-cell>
              <table:table-cell office:value-type="float" office:value="-0.861899356791525">
                <text:p>-0.861899356791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7642830117291">
                <text:p>2.07642830117291</text:p>
              </table:table-cell>
              <table:table-cell office:value-type="float" office:value="7.92357169882709">
                <text:p>7.923571698827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116">
      <style:chart-properties chart:display-label="true" chart:logarithmic="false" chart:reverse-direction="false" text:line-break="fals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6cm" svg:height="5.425cm" xlink:href=".." chart:class="chart:scatter" chart:style-name="ch1">
        <chart:title svg:x="3.156cm" svg:y="0.109cm" chart:style-name="ch2">
          <text:p>Residual A</text:p>
        </chart:title>
        <chart:plot-area chart:style-name="ch3" table:cell-range-address="'#12.58'.K1:'#12.58'.L12" chart:data-source-has-labels="row" svg:x="0.137cm" svg:y="0.72cm" svg:width="8.15cm" svg:height="4.69cm">
          <chart:axis chart:dimension="x" chart:name="primary-x" chart:style-name="ch4">
            <chart:title svg:x="3.81cm" svg:y="4.946cm" chart:style-name="ch5">
              <text:p>Predicted</text:p>
            </chart:title>
            <chart:grid chart:style-name="ch6" chart:class="major"/>
          </chart:axis>
          <chart:axis chart:dimension="y" chart:name="primary-y" chart:style-name="ch7">
            <chart:title svg:x="0.17cm" svg:y="3.427cm" chart:style-name="ch8">
              <text:p>Residual</text:p>
            </chart:title>
            <chart:grid chart:style-name="ch6" chart:class="major"/>
          </chart:axis>
          <chart:series chart:style-name="ch9" chart:values-cell-range-address="'#12.58'.L2:'#12.58'.L12" chart:label-cell-address="'#12.58'.L1:'#12.58'.L1" chart:class="chart:scatter">
            <chart:domain table:cell-range-address="'#12.58'.K2:'#12.58'.K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 text:id="'#12.58'.L1:'#12.58'.L1">Resid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01">
                <text:p text:id="'#12.58'.K2:'#12.58'.K12">8.001</text:p>
              </table:table-cell>
              <table:table-cell office:value-type="float" office:value="0.0389999999999961">
                <text:p text:id="'#12.58'.L2:'#12.58'.L12">0.03899999999999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081818181818">
                <text:p>7.00081818181818</text:p>
              </table:table-cell>
              <table:table-cell office:value-type="float" office:value="-0.0508181818181841">
                <text:p>-0.0508181818181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0127272727273">
                <text:p>9.50127272727273</text:p>
              </table:table-cell>
              <table:table-cell office:value-type="float" office:value="-1.92127272727273">
                <text:p>-1.9212727272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0090909090909">
                <text:p>7.50090909090909</text:p>
              </table:table-cell>
              <table:table-cell office:value-type="float" office:value="1.30909090909091">
                <text:p>1.30909090909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0109090909091">
                <text:p>8.50109090909091</text:p>
              </table:table-cell>
              <table:table-cell office:value-type="float" office:value="-0.171090909090911">
                <text:p>-0.171090909090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013636363636">
                <text:p>10.0013636363636</text:p>
              </table:table-cell>
              <table:table-cell office:value-type="float" office:value="-0.0413636363636378">
                <text:p>-0.0413636363636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063636363637">
                <text:p>6.00063636363637</text:p>
              </table:table-cell>
              <table:table-cell office:value-type="float" office:value="1.23936363636363">
                <text:p>1.23936363636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0045454545455">
                <text:p>5.00045454545455</text:p>
              </table:table-cell>
              <table:table-cell office:value-type="float" office:value="-0.740454545454547">
                <text:p>-0.740454545454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0118181818182">
                <text:p>9.00118181818182</text:p>
              </table:table-cell>
              <table:table-cell office:value-type="float" office:value="1.83881818181818">
                <text:p>1.838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0072727272728">
                <text:p>6.50072727272728</text:p>
              </table:table-cell>
              <table:table-cell office:value-type="float" office:value="-1.68072727272727">
                <text:p>-1.68072727272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0054545454546">
                <text:p>5.50054545454546</text:p>
              </table:table-cell>
              <table:table-cell office:value-type="float" office:value="0.179454545454544">
                <text:p>0.179454545454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 chart:regression-type="linear"/>
    </style:style>
    <style:style style:name="ch4" style:family="chart" style:data-style-name="N0">
      <style:chart-properties chart:display-label="true" chart:logarithmic="false" chart:maximum="45" chart:reverse-direction="false" text:line-break="false" chart:axis-position="start" chart:axis-label-position="outside-minimum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149cm" svg:height="6.535cm" xlink:href=".." chart:class="chart:scatter" chart:style-name="ch1">
        <chart:title svg:x="1.525cm" svg:y="0.158cm" chart:style-name="ch2">
          <text:p>Scatter (Orig)</text:p>
        </chart:title>
        <chart:plot-area chart:style-name="ch3" table:cell-range-address="'#12.61'.F1:'#12.61'.G23" chart:data-source-has-labels="row" svg:x="0.163cm" svg:y="0.764cm" svg:width="8.804cm" svg:height="5.712cm">
          <chart:axis chart:dimension="x" chart:name="primary-x" chart:style-name="ch4">
            <chart:title svg:x="3.501cm" svg:y="6.034cm" chart:style-name="ch5">
              <text:p>Change in Systolic</text:p>
            </chart:title>
            <chart:grid chart:style-name="ch6" chart:class="major"/>
          </chart:axis>
          <chart:axis chart:dimension="y" chart:name="primary-y" chart:style-name="ch7">
            <chart:title svg:x="0.183cm" svg:y="4.75cm" chart:style-name="ch8">
              <text:p>Change in Diastolic</text:p>
            </chart:title>
            <chart:grid chart:style-name="ch6" chart:class="major"/>
          </chart:axis>
          <chart:series chart:style-name="ch9" chart:values-cell-range-address="'#12.61'.G2:'#12.61'.G23" chart:label-cell-address="'#12.61'.G1:'#12.61'.G1" chart:class="chart:scatter">
            <chart:domain table:cell-range-address="'#12.61'.F2:'#12.61'.F23"/>
            <chart:regression-curve chart:style-name="ch10">
              <chart:equation chart:display-r-square="true" svg:x="5.135cm" svg:y="0cm"/>
            </chart:regression-curve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'#12.61'.G1:'#12.61'.G1">Chg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 text:id="'#12.61'.F2:'#12.61'.F23">22</text:p>
              </table:table-cell>
              <table:table-cell office:value-type="float" office:value="5">
                <text:p text:id="'#12.61'.G2:'#12.61'.G23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start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42cm" svg:height="6.11cm" xlink:href=".." chart:class="chart:scatter" chart:style-name="ch1">
        <chart:title svg:x="3.176cm" svg:y="0.123cm" chart:style-name="ch2">
          <text:p>Residual (Orig)</text:p>
        </chart:title>
        <chart:plot-area chart:style-name="ch3" table:cell-range-address="'#12.61'.I1:'#12.61'.J23" chart:data-source-has-labels="row" svg:x="0.171cm" svg:y="0.748cm" svg:width="8.985cm" svg:height="5.319cm">
          <chart:axis chart:dimension="x" chart:name="primary-x" chart:style-name="ch4">
            <chart:title svg:x="4.261cm" svg:y="5.617cm" chart:style-name="ch5">
              <text:p>Predicted</text:p>
            </chart:title>
            <chart:grid chart:style-name="ch6" chart:class="major"/>
          </chart:axis>
          <chart:axis chart:dimension="y" chart:name="primary-y" chart:style-name="ch7">
            <chart:title svg:x="0.187cm" svg:y="3.769cm" chart:style-name="ch8">
              <text:p>Residual</text:p>
            </chart:title>
            <chart:grid chart:style-name="ch6" chart:class="major"/>
          </chart:axis>
          <chart:series chart:style-name="ch9" chart:values-cell-range-address="'#12.61'.J2:'#12.61'.J23" chart:label-cell-address="'#12.61'.J1:'#12.61'.J1" chart:class="chart:scatter">
            <chart:domain table:cell-range-address="'#12.61'.I2:'#12.61'.I23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 text:id="'#12.61'.J1:'#12.61'.J1">Resid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9438320881793">
                <text:p text:id="'#12.61'.I2:'#12.61'.I23">13.9438320881793</text:p>
              </table:table-cell>
              <table:table-cell office:value-type="float" office:value="-8.9438320881793">
                <text:p text:id="'#12.61'.J2:'#12.61'.J23">-8.94383208817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3354716920763">
                <text:p>25.3354716920763</text:p>
              </table:table-cell>
              <table:table-cell office:value-type="float" office:value="69.6645283079237">
                <text:p>69.6645283079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0452254875298">
                <text:p>12.0452254875298</text:p>
              </table:table-cell>
              <table:table-cell office:value-type="float" office:value="-12.0452254875298">
                <text:p>-12.0452254875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94084051896526">
                <text:p>-6.94084051896526</text:p>
              </table:table-cell>
              <table:table-cell office:value-type="float" office:value="-8.05915948103474">
                <text:p>-8.05915948103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917419891536">
                <text:p>16.7917419891536</text:p>
              </table:table-cell>
              <table:table-cell office:value-type="float" office:value="-6.79174198915355">
                <text:p>-6.79174198915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9870898590603">
                <text:p>7.29870898590603</text:p>
              </table:table-cell>
              <table:table-cell office:value-type="float" office:value="2.70129101409397">
                <text:p>2.70129101409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4084051896526">
                <text:p>-6.94084051896526</text:p>
              </table:table-cell>
              <table:table-cell office:value-type="float" office:value="-3.05915948103474">
                <text:p>-3.05915948103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9870898590603">
                <text:p>7.29870898590603</text:p>
              </table:table-cell>
              <table:table-cell office:value-type="float" office:value="12.701291014094">
                <text:p>12.701291014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7917419891536">
                <text:p>16.7917419891536</text:p>
              </table:table-cell>
              <table:table-cell office:value-type="float" office:value="-6.79174198915355">
                <text:p>-6.79174198915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.687357020589">
                <text:p>-11.687357020589</text:p>
              </table:table-cell>
              <table:table-cell office:value-type="float" office:value="21.687357020589">
                <text:p>21.687357020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7917419891536">
                <text:p>16.7917419891536</text:p>
              </table:table-cell>
              <table:table-cell office:value-type="float" office:value="-11.7917419891536">
                <text:p>-11.7917419891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219248428226">
                <text:p>2.55219248428226</text:p>
              </table:table-cell>
              <table:table-cell office:value-type="float" office:value="7.44780751571774">
                <text:p>7.44780751571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.4338735222128">
                <text:p>-16.4338735222128</text:p>
              </table:table-cell>
              <table:table-cell office:value-type="float" office:value="6.43387352221279">
                <text:p>6.43387352221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7917419891536">
                <text:p>16.7917419891536</text:p>
              </table:table-cell>
              <table:table-cell office:value-type="float" office:value="-16.7917419891536">
                <text:p>-16.7917419891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0452254875298">
                <text:p>12.0452254875298</text:p>
              </table:table-cell>
              <table:table-cell office:value-type="float" office:value="-12.0452254875298">
                <text:p>-12.0452254875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5219248428226">
                <text:p>2.55219248428226</text:p>
              </table:table-cell>
              <table:table-cell office:value-type="float" office:value="-12.5521924842823">
                <text:p>-12.55219248428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7917419891536">
                <text:p>16.7917419891536</text:p>
              </table:table-cell>
              <table:table-cell office:value-type="float" office:value="-1.79174198915355">
                <text:p>-1.79174198915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0452254875298">
                <text:p>12.0452254875298</text:p>
              </table:table-cell>
              <table:table-cell office:value-type="float" office:value="-7.04522548752979">
                <text:p>-7.04522548752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0452254875298">
                <text:p>12.0452254875298</text:p>
              </table:table-cell>
              <table:table-cell office:value-type="float" office:value="-7.04522548752979">
                <text:p>-7.04522548752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7917419891536">
                <text:p>16.7917419891536</text:p>
              </table:table-cell>
              <table:table-cell office:value-type="float" office:value="-1.79174198915355">
                <text:p>-1.79174198915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5382584907773">
                <text:p>21.5382584907773</text:p>
              </table:table-cell>
              <table:table-cell office:value-type="float" office:value="-11.5382584907773">
                <text:p>-11.53825849077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5219248428226">
                <text:p>2.55219248428226</text:p>
              </table:table-cell>
              <table:table-cell office:value-type="float" office:value="7.44780751571774">
                <text:p>7.44780751571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3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23cm" svg:height="5.43cm" xlink:href=".." chart:class="chart:scatter" chart:style-name="ch1">
        <chart:title svg:x="1.604cm" svg:y="0.132cm" chart:style-name="ch2">
          <text:p>Scatter B</text:p>
        </chart:title>
        <chart:plot-area chart:style-name="ch3" table:cell-range-address="'#12.58'.A1:'#12.58'.A12 '#12.58'.C1:'#12.58'.C12" chart:data-source-has-labels="row" svg:x="0.183cm" svg:y="0.72cm" svg:width="9.248cm" svg:height="4.695cm">
          <chart:axis chart:dimension="x" chart:name="primary-x" chart:style-name="ch4">
            <chart:title svg:x="4.987cm" svg:y="4.951cm" chart:style-name="ch5">
              <text:p>X</text:p>
            </chart:title>
            <chart:grid chart:style-name="ch6" chart:class="major"/>
          </chart:axis>
          <chart:axis chart:dimension="y" chart:name="primary-y" chart:style-name="ch7">
            <chart:title svg:x="0.193cm" svg:y="3.099cm" chart:style-name="ch8">
              <text:p>Y(A)</text:p>
            </chart:title>
            <chart:grid chart:style-name="ch6" chart:class="major"/>
          </chart:axis>
          <chart:series chart:style-name="ch9" chart:values-cell-range-address="'#12.58'.C2:'#12.58'.C12" chart:label-cell-address="'#12.58'.C1:'#12.58'.C1" chart:class="chart:scatter">
            <chart:domain table:cell-range-address="'#12.58'.A2:'#12.58'.A12"/>
            <chart:regression-curve chart:style-name="ch10">
              <chart:equation chart:display-r-square="true" svg:x="5.402cm" svg:y="0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#12.58'.C1:'#12.58'.C1">Y(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'#12.58'.A2:'#12.58'.A12">10</text:p>
              </table:table-cell>
              <table:table-cell office:value-type="float" office:value="9.14">
                <text:p text:id="'#12.58'.C2:'#12.58'.C12">9.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.74">
                <text:p>4.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3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23cm" svg:height="5.43cm" xlink:href=".." chart:class="chart:scatter" chart:style-name="ch1">
        <chart:title svg:x="1.604cm" svg:y="0.133cm" chart:style-name="ch2">
          <text:p>Scatter C</text:p>
        </chart:title>
        <chart:plot-area chart:style-name="ch3" table:cell-range-address="'#12.58'.A1:'#12.58'.A12 '#12.58'.D1:'#12.58'.D12" chart:data-source-has-labels="row" svg:x="0.183cm" svg:y="0.72cm" svg:width="9.248cm" svg:height="4.695cm">
          <chart:axis chart:dimension="x" chart:name="primary-x" chart:style-name="ch4">
            <chart:title svg:x="4.987cm" svg:y="4.951cm" chart:style-name="ch5">
              <text:p>X</text:p>
            </chart:title>
            <chart:grid chart:style-name="ch6" chart:class="major"/>
          </chart:axis>
          <chart:axis chart:dimension="y" chart:name="primary-y" chart:style-name="ch7">
            <chart:title svg:x="0.193cm" svg:y="3.099cm" chart:style-name="ch8">
              <text:p>Y(A)</text:p>
            </chart:title>
            <chart:grid chart:style-name="ch6" chart:class="major"/>
          </chart:axis>
          <chart:series chart:style-name="ch9" chart:values-cell-range-address="'#12.58'.D2:'#12.58'.D12" chart:label-cell-address="'#12.58'.D1:'#12.58'.D1" chart:class="chart:scatter">
            <chart:domain table:cell-range-address="'#12.58'.A2:'#12.58'.A12"/>
            <chart:regression-curve chart:style-name="ch10">
              <chart:equation chart:display-r-square="true" svg:x="5.402cm" svg:y="0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#12.58'.D1:'#12.58'.D1">Y(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'#12.58'.A2:'#12.58'.A12">10</text:p>
              </table:table-cell>
              <table:table-cell office:value-type="float" office:value="7.46">
                <text:p text:id="'#12.58'.D2:'#12.58'.D12">7.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.73">
                <text:p>5.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116">
      <style:chart-properties chart:display-label="true" chart:logarithmic="false" chart:reverse-direction="false" text:line-break="fals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6cm" svg:height="5.425cm" xlink:href=".." chart:class="chart:scatter" chart:style-name="ch1">
        <chart:title svg:x="3.156cm" svg:y="0.109cm" chart:style-name="ch2">
          <text:p>Residual B</text:p>
        </chart:title>
        <chart:plot-area chart:style-name="ch3" table:cell-range-address="'#12.58'.K1:'#12.58'.K12 '#12.58'.M1:'#12.58'.M12" chart:data-source-has-labels="row" svg:x="0.137cm" svg:y="0.72cm" svg:width="8.15cm" svg:height="4.69cm">
          <chart:axis chart:dimension="x" chart:name="primary-x" chart:style-name="ch4">
            <chart:title svg:x="3.81cm" svg:y="4.946cm" chart:style-name="ch5">
              <text:p>Predicted</text:p>
            </chart:title>
            <chart:grid chart:style-name="ch6" chart:class="major"/>
          </chart:axis>
          <chart:axis chart:dimension="y" chart:name="primary-y" chart:style-name="ch7">
            <chart:title svg:x="0.17cm" svg:y="3.427cm" chart:style-name="ch8">
              <text:p>Residual</text:p>
            </chart:title>
            <chart:grid chart:style-name="ch6" chart:class="major"/>
          </chart:axis>
          <chart:series chart:style-name="ch9" chart:values-cell-range-address="'#12.58'.M2:'#12.58'.M12" chart:label-cell-address="'#12.58'.M1:'#12.58'.M1" chart:class="chart:scatter">
            <chart:domain table:cell-range-address="'#12.58'.K2:'#12.58'.K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 text:id="'#12.58'.M1:'#12.58'.M1">Resid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01">
                <text:p text:id="'#12.58'.K2:'#12.58'.K12">8.001</text:p>
              </table:table-cell>
              <table:table-cell office:value-type="float" office:value="1.139">
                <text:p text:id="'#12.58'.M2:'#12.58'.M12">1.1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081818181818">
                <text:p>7.00081818181818</text:p>
              </table:table-cell>
              <table:table-cell office:value-type="float" office:value="1.13918181818182">
                <text:p>1.1391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0127272727273">
                <text:p>9.50127272727273</text:p>
              </table:table-cell>
              <table:table-cell office:value-type="float" office:value="-0.761272727272729">
                <text:p>-0.761272727272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0090909090909">
                <text:p>7.50090909090909</text:p>
              </table:table-cell>
              <table:table-cell office:value-type="float" office:value="1.26909090909091">
                <text:p>1.26909090909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0109090909091">
                <text:p>8.50109090909091</text:p>
              </table:table-cell>
              <table:table-cell office:value-type="float" office:value="0.758909090909089">
                <text:p>0.758909090909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013636363636">
                <text:p>10.0013636363636</text:p>
              </table:table-cell>
              <table:table-cell office:value-type="float" office:value="-1.90136363636364">
                <text:p>-1.901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063636363637">
                <text:p>6.00063636363637</text:p>
              </table:table-cell>
              <table:table-cell office:value-type="float" office:value="0.129363636363634">
                <text:p>0.129363636363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0045454545455">
                <text:p>5.00045454545455</text:p>
              </table:table-cell>
              <table:table-cell office:value-type="float" office:value="-1.90045454545455">
                <text:p>-1.9004545454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0118181818182">
                <text:p>9.00118181818182</text:p>
              </table:table-cell>
              <table:table-cell office:value-type="float" office:value="0.128818181818181">
                <text:p>0.128818181818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0072727272728">
                <text:p>6.50072727272728</text:p>
              </table:table-cell>
              <table:table-cell office:value-type="float" office:value="0.759272727272725">
                <text:p>0.759272727272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0054545454546">
                <text:p>5.50054545454546</text:p>
              </table:table-cell>
              <table:table-cell office:value-type="float" office:value="-0.760545454545456">
                <text:p>-0.7605454545454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116">
      <style:chart-properties chart:display-label="true" chart:logarithmic="false" chart:reverse-direction="false" text:line-break="fals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6cm" svg:height="5.425cm" xlink:href=".." chart:class="chart:scatter" chart:style-name="ch1">
        <chart:title svg:x="3.143cm" svg:y="0.109cm" chart:style-name="ch2">
          <text:p>Residual C</text:p>
        </chart:title>
        <chart:plot-area chart:style-name="ch3" table:cell-range-address="'#12.58'.K1:'#12.58'.K12 '#12.58'.N1:'#12.58'.N12" chart:data-source-has-labels="row" svg:x="0.137cm" svg:y="0.72cm" svg:width="8.15cm" svg:height="4.69cm">
          <chart:axis chart:dimension="x" chart:name="primary-x" chart:style-name="ch4">
            <chart:title svg:x="3.81cm" svg:y="4.946cm" chart:style-name="ch5">
              <text:p>Predicted</text:p>
            </chart:title>
            <chart:grid chart:style-name="ch6" chart:class="major"/>
          </chart:axis>
          <chart:axis chart:dimension="y" chart:name="primary-y" chart:style-name="ch7">
            <chart:title svg:x="0.17cm" svg:y="3.427cm" chart:style-name="ch8">
              <text:p>Residual</text:p>
            </chart:title>
            <chart:grid chart:style-name="ch6" chart:class="major"/>
          </chart:axis>
          <chart:series chart:style-name="ch9" chart:values-cell-range-address="'#12.58'.N2:'#12.58'.N12" chart:label-cell-address="'#12.58'.N1:'#12.58'.N1" chart:class="chart:scatter">
            <chart:domain table:cell-range-address="'#12.58'.K2:'#12.58'.K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 text:id="'#12.58'.N1:'#12.58'.N1">Resid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01">
                <text:p text:id="'#12.58'.K2:'#12.58'.K12">8.001</text:p>
              </table:table-cell>
              <table:table-cell office:value-type="float" office:value="-0.541000000000003">
                <text:p text:id="'#12.58'.N2:'#12.58'.N12">-0.5410000000000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081818181818">
                <text:p>7.00081818181818</text:p>
              </table:table-cell>
              <table:table-cell office:value-type="float" office:value="-0.230818181818185">
                <text:p>-0.230818181818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0127272727273">
                <text:p>9.50127272727273</text:p>
              </table:table-cell>
              <table:table-cell office:value-type="float" office:value="3.23872727272727">
                <text:p>3.2387272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0090909090909">
                <text:p>7.50090909090909</text:p>
              </table:table-cell>
              <table:table-cell office:value-type="float" office:value="-0.390909090909093">
                <text:p>-0.390909090909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0109090909091">
                <text:p>8.50109090909091</text:p>
              </table:table-cell>
              <table:table-cell office:value-type="float" office:value="-0.691090909090911">
                <text:p>-0.691090909090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013636363636">
                <text:p>10.0013636363636</text:p>
              </table:table-cell>
              <table:table-cell office:value-type="float" office:value="-1.16136363636364">
                <text:p>-1.161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063636363637">
                <text:p>6.00063636363637</text:p>
              </table:table-cell>
              <table:table-cell office:value-type="float" office:value="0.0793636363636345">
                <text:p>0.0793636363636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0045454545455">
                <text:p>5.00045454545455</text:p>
              </table:table-cell>
              <table:table-cell office:value-type="float" office:value="0.389545454545453">
                <text:p>0.389545454545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0118181818182">
                <text:p>9.00118181818182</text:p>
              </table:table-cell>
              <table:table-cell office:value-type="float" office:value="-0.85118181818182">
                <text:p>-0.8511818181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0072727272728">
                <text:p>6.50072727272728</text:p>
              </table:table-cell>
              <table:table-cell office:value-type="float" office:value="-0.080727272727275">
                <text:p>-0.080727272727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0054545454546">
                <text:p>5.50054545454546</text:p>
              </table:table-cell>
              <table:table-cell office:value-type="float" office:value="0.229454545454544">
                <text:p>0.2294545454545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 chart:regression-type="linear"/>
    </style:style>
    <style:style style:name="ch4" style:family="chart" style:data-style-name="N0">
      <style:chart-properties chart:display-label="true" chart:logarithmic="false" chart:maximum="45" chart:reverse-direction="false" text:line-break="false" chart:axis-position="start" chart:axis-label-position="outside-minimum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158cm" svg:height="6.535cm" xlink:href=".." chart:class="chart:scatter" chart:style-name="ch1">
        <chart:title svg:x="0.926cm" svg:y="0.159cm" chart:style-name="ch2">
          <text:p>Scatter (w/o Outlier)</text:p>
        </chart:title>
        <chart:plot-area chart:style-name="ch3" table:cell-range-address="'#12.61'.P1:'#12.61'.Q23" chart:data-source-has-labels="row" svg:x="0.165cm" svg:y="0.764cm" svg:width="8.81cm" svg:height="5.712cm">
          <chart:axis chart:dimension="x" chart:name="primary-x" chart:style-name="ch4">
            <chart:title svg:x="3.506cm" svg:y="6.034cm" chart:style-name="ch5">
              <text:p>Change in Systolic</text:p>
            </chart:title>
            <chart:grid chart:style-name="ch6" chart:class="major"/>
          </chart:axis>
          <chart:axis chart:dimension="y" chart:name="primary-y" chart:style-name="ch7">
            <chart:title svg:x="0.184cm" svg:y="4.75cm" chart:style-name="ch8">
              <text:p>Change in Diastolic</text:p>
            </chart:title>
            <chart:grid chart:style-name="ch6" chart:class="major"/>
          </chart:axis>
          <chart:series chart:style-name="ch9" chart:values-cell-range-address="'#12.61'.Q2:'#12.61'.Q23" chart:label-cell-address="'#12.61'.Q1:'#12.61'.Q1" chart:class="chart:scatter">
            <chart:domain table:cell-range-address="'#12.61'.P2:'#12.61'.P23"/>
            <chart:regression-curve chart:style-name="ch10">
              <chart:equation chart:display-r-square="true" svg:x="5.14cm" svg:y="0cm"/>
            </chart:regression-curve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'#12.61'.Q1:'#12.61'.Q1">Chg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 text:id="'#12.61'.P2:'#12.61'.P23">22</text:p>
              </table:table-cell>
              <table:table-cell office:value-type="float" office:value="5">
                <text:p text:id="'#12.61'.Q2:'#12.61'.Q23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